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0" table:default-cell-style-name="ce1"/>
        <table:table-row table:style-name="ro1">
          <table:table-cell table:style-name="ce1" office:value-type="string" calcext:value-type="string">
            <text:p>MATRÍCULA</text:p>
          </table:table-cell>
          <table:table-cell office:value-type="string" calcext:value-type="string">
            <text:p>COD_CURS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VERSÃ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RÍODO</text:p>
          </table:table-cell>
          <table:table-cell office:value-type="string" calcext:value-type="string">
            <text:p>MÉDIA FINAL</text:p>
          </table:table-cell>
          <table:table-cell office:value-type="string" calcext:value-type="string">
            <text:p>CONCEITO</text:p>
          </table:table-cell>
          <table:table-cell office:value-type="string" calcext:value-type="string">
            <text:p>SITUAÇÃO NA DISCIPLINA</text:p>
          </table:table-cell>
          <table:table-cell office:value-type="string" calcext:value-type="string">
            <text:p>COD_ATIV_CURRIC</text:p>
          </table:table-cell>
          <table:table-cell office:value-type="string" calcext:value-type="string">
            <text:p>NOME_ATIV_CURRIC</text:p>
          </table:table-cell>
          <table:table-cell office:value-type="string" calcext:value-type="string">
            <text:p>CRÉDITOS</text:p>
          </table:table-cell>
          <table:table-cell office:value-type="string" calcext:value-type="string">
            <text:p>CH TOTAL</text:p>
          </table:table-cell>
          <table:table-cell office:value-type="string" calcext:value-type="string">
            <text:p>ESTRUTURA CURRIC.</text:p>
          </table:table-cell>
          <table:table-cell office:value-type="string" calcext:value-type="string">
            <text:p>CH MÍNIMA ESTRUTURA</text:p>
          </table:table-cell>
          <table:table-cell office:value-type="string" calcext:value-type="string">
            <text:p>FORMA DE INGRESSO</text:p>
          </table:table-cell>
          <table:table-cell office:value-type="string" calcext:value-type="string">
            <text:p>SITUAÇÃO DA MATÍCULA</text:p>
          </table:table-cell>
          <table:table-cell office:value-type="string" calcext:value-type="string">
            <text:p>ANO EVASÃO</text:p>
          </table:table-cell>
          <table:table-cell office:value-type="string" calcext:value-type="string">
            <text:p>NOME_CURSO_DIPLOMA</text:p>
          </table:table-cell>
          <table:table-cell office:value-type="string" calcext:value-type="string">
            <text:p>COD_TURMA</text:p>
          </table:table-cell>
          <table:table-cell office:value-type="string" calcext:value-type="string">
            <text:p>DOCENTES</text:p>
          </table:table-cell>
        </table:table-row>
        <table:table-row table:style-name="ro1">
          <table:table-cell office:value-type="float" office:value="2208951841" calcext:value-type="float">
            <text:p>220895184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1841" calcext:value-type="float">
            <text:p>220895184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1841" calcext:value-type="float">
            <text:p>220895184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841" calcext:value-type="float">
            <text:p>220895184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1841" calcext:value-type="float">
            <text:p>220895184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1841" calcext:value-type="float">
            <text:p>220895184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582" calcext:value-type="float">
            <text:p>220895058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582" calcext:value-type="float">
            <text:p>220895058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2208950582" calcext:value-type="float">
            <text:p>220895058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0582" calcext:value-type="float">
            <text:p>220895058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1074</text:p>
          </table:table-cell>
          <table:table-cell office:value-type="string" calcext:value-type="string">
            <text:p>ESTRUTURA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1908952461" calcext:value-type="float">
            <text:p>190895246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1908952461" calcext:value-type="float">
            <text:p>190895246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1908952461" calcext:value-type="float">
            <text:p>190895246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1518</text:p>
          </table:table-cell>
          <table:table-cell office:value-type="string" calcext:value-type="string">
            <text:p>LABORATORIO DE QUIMICA G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LISABETE DE AVILA DA SILVA</text:p>
          </table:table-cell>
        </table:table-row>
        <table:table-row table:style-name="ro1">
          <table:table-cell office:value-type="float" office:value="2208951751" calcext:value-type="float">
            <text:p>220895175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1751" calcext:value-type="float">
            <text:p>220895175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1751" calcext:value-type="float">
            <text:p>220895175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751" calcext:value-type="float">
            <text:p>220895175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1751" calcext:value-type="float">
            <text:p>220895175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1751" calcext:value-type="float">
            <text:p>220895175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1780" calcext:value-type="float">
            <text:p>220895178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7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1780" calcext:value-type="float">
            <text:p>220895178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780" calcext:value-type="float">
            <text:p>220895178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1780" calcext:value-type="float">
            <text:p>220895178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1780" calcext:value-type="float">
            <text:p>220895178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1780" calcext:value-type="float">
            <text:p>220895178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9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008953676" calcext:value-type="float">
            <text:p>200895367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Total</text:p>
          </table:table-cell>
          <table:table-cell office:value-type="string" calcext:value-type="string">
            <text:p>TRT001</text:p>
          </table:table-cell>
          <table:table-cell office:value-type="string" calcext:value-type="string">
            <text:p>TRANCAMENTO TOTAL</text:p>
          </table:table-cell>
          <table:table-cell table:number-columns-repeated="2"/>
          <table:table-cell office:value-type="string" calcext:value-type="string">
            <text:p>Disciplinas de Outros Cursos</text:p>
          </table:table-cell>
          <table:table-cell/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600420233" calcext:value-type="float">
            <text:p>160042023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82</text:p>
          </table:table-cell>
          <table:table-cell office:value-type="string" calcext:value-type="string">
            <text:p>ANALISE E PROJETO DE ALGORITM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600420233" calcext:value-type="float">
            <text:p>160042023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4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0122</text:p>
          </table:table-cell>
          <table:table-cell office:value-type="string" calcext:value-type="string">
            <text:p>REDES DE COMPUTADO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ONARDO BIDESE DE PINHO</text:p>
          </table:table-cell>
        </table:table-row>
        <table:table-row table:style-name="ro1">
          <table:table-cell office:value-type="float" office:value="2008952617" calcext:value-type="float">
            <text:p>20089526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6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2008952617" calcext:value-type="float">
            <text:p>20089526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5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0906</text:p>
          </table:table-cell>
          <table:table-cell office:value-type="string" calcext:value-type="string">
            <text:p>LABORATORIO DE FISICA I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CARLA JUDITE KIPPER</text:p>
          </table:table-cell>
        </table:table-row>
        <table:table-row table:style-name="ro1">
          <table:table-cell office:value-type="float" office:value="2008952617" calcext:value-type="float">
            <text:p>20089526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2008952617" calcext:value-type="float">
            <text:p>20089526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2</text:p>
          </table:table-cell>
          <table:table-cell office:value-type="string" calcext:value-type="string">
            <text:p>ARQUITETURA E ORGANIZACAO DE COMPUTADORES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2008952617" calcext:value-type="float">
            <text:p>20089526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2008952617" calcext:value-type="float">
            <text:p>20089526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pensado sem not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8952617" calcext:value-type="float">
            <text:p>20089526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1091</text:p>
          </table:table-cell>
          <table:table-cell office:value-type="string" calcext:value-type="string">
            <text:p>TOPICOS ESPECIAIS EM COMPUT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2208950662" calcext:value-type="float">
            <text:p>22089506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5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0662" calcext:value-type="float">
            <text:p>22089506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662" calcext:value-type="float">
            <text:p>22089506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74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662" calcext:value-type="float">
            <text:p>22089506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5.00</text:p>
          </table:table-cell>
          <table:table-cell office:value-type="string" calcext:value-type="string">
            <text:p>Atividades Não Disciplinares</text:p>
          </table:table-cell>
          <table:table-cell/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0662" calcext:value-type="float">
            <text:p>22089506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0662" calcext:value-type="float">
            <text:p>22089506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662" calcext:value-type="float">
            <text:p>22089506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1800420764" calcext:value-type="float">
            <text:p>18004207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0200</text:p>
          </table:table-cell>
          <table:table-cell office:value-type="string" calcext:value-type="string">
            <text:p>FENOMENOS DE TRANSPOR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ABRIEL HENRIQUE JUSTI</text:p>
          </table:table-cell>
        </table:table-row>
        <table:table-row table:style-name="ro1">
          <table:table-cell office:value-type="float" office:value="1800420764" calcext:value-type="float">
            <text:p>18004207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8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0122</text:p>
          </table:table-cell>
          <table:table-cell office:value-type="string" calcext:value-type="string">
            <text:p>REDES DE COMPUTADO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ONARDO BIDESE DE PINHO</text:p>
          </table:table-cell>
        </table:table-row>
        <table:table-row table:style-name="ro1">
          <table:table-cell office:value-type="float" office:value="1800420764" calcext:value-type="float">
            <text:p>18004207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91</text:p>
          </table:table-cell>
          <table:table-cell office:value-type="string" calcext:value-type="string">
            <text:p>TOPICOS ESPECIAIS EM COMPUT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1800420764" calcext:value-type="float">
            <text:p>18004207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518</text:p>
          </table:table-cell>
          <table:table-cell office:value-type="string" calcext:value-type="string">
            <text:p>LABORATORIO DE QUIMICA G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LISABETE DE AVILA DA SILVA</text:p>
          </table:table-cell>
        </table:table-row>
        <table:table-row table:style-name="ro1">
          <table:table-cell office:value-type="float" office:value="1800420764" calcext:value-type="float">
            <text:p>18004207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6</text:p>
          </table:table-cell>
          <table:table-cell office:value-type="string" calcext:value-type="string">
            <text:p>LABORATORIO DE FISICA I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VALTER ANTONIO FERREIRA</text:p>
          </table:table-cell>
        </table:table-row>
        <table:table-row table:style-name="ro1">
          <table:table-cell office:value-type="float" office:value="1700289994" calcext:value-type="float">
            <text:p>170028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95</text:p>
          </table:table-cell>
          <table:table-cell office:value-type="string" calcext:value-type="string">
            <text:p>EMPREENDEDORISMO E INOV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1700289994" calcext:value-type="float">
            <text:p>170028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1010</text:p>
          </table:table-cell>
          <table:table-cell office:value-type="string" calcext:value-type="string">
            <text:p>CALCUL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GARIDA MARIA RODRIGUES NEGRAO</text:p>
          </table:table-cell>
        </table:table-row>
        <table:table-row table:style-name="ro1">
          <table:table-cell office:value-type="float" office:value="2008951617" calcext:value-type="float">
            <text:p>20089516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2008951617" calcext:value-type="float">
            <text:p>20089516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6</text:p>
          </table:table-cell>
          <table:table-cell office:value-type="string" calcext:value-type="string">
            <text:p>LABORATORIO DE FISICA I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VALTER ANTONIO FERREIRA</text:p>
          </table:table-cell>
        </table:table-row>
        <table:table-row table:style-name="ro1">
          <table:table-cell office:value-type="float" office:value="2008951617" calcext:value-type="float">
            <text:p>20089516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12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2</text:p>
          </table:table-cell>
          <table:table-cell office:value-type="string" calcext:value-type="string">
            <text:p>ARQUITETURA E ORGANIZACAO DE COMPUTADORES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2008951617" calcext:value-type="float">
            <text:p>20089516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2008951617" calcext:value-type="float">
            <text:p>20089516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5</text:p>
          </table:table-cell>
          <table:table-cell office:value-type="string" calcext:value-type="string">
            <text:p>FISICA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VALTER ANTONIO FERREIRA</text:p>
          </table:table-cell>
        </table:table-row>
        <table:table-row table:style-name="ro1">
          <table:table-cell office:value-type="float" office:value="2008951617" calcext:value-type="float">
            <text:p>20089516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5</text:p>
          </table:table-cell>
          <table:table-cell office:value-type="string" calcext:value-type="string">
            <text:p>GEOMETRIA ANALI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MARGARIDA MARIA RODRIGUES NEGRAO</text:p>
          </table:table-cell>
        </table:table-row>
        <table:table-row table:style-name="ro1">
          <table:table-cell office:value-type="float" office:value="40001095" calcext:value-type="float">
            <text:p>4000109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4</text:p>
          </table:table-cell>
          <table:table-cell office:value-type="string" calcext:value-type="string">
            <text:p>TRABALHO DE CONCLUSAO DE CURSO I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2208952079" calcext:value-type="float">
            <text:p>220895207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8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2079" calcext:value-type="float">
            <text:p>220895207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7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2079" calcext:value-type="float">
            <text:p>220895207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2079" calcext:value-type="float">
            <text:p>220895207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2079" calcext:value-type="float">
            <text:p>220895207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2079" calcext:value-type="float">
            <text:p>220895207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589" calcext:value-type="float">
            <text:p>22089505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0906</text:p>
          </table:table-cell>
          <table:table-cell office:value-type="string" calcext:value-type="string">
            <text:p>LABORATORIO DE FISICA I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E12</text:p>
          </table:table-cell>
          <table:table-cell office:value-type="string" calcext:value-type="string">
            <text:p>VALTER ANTONIO FERREIRA</text:p>
          </table:table-cell>
        </table:table-row>
        <table:table-row table:style-name="ro1">
          <table:table-cell office:value-type="float" office:value="2208950589" calcext:value-type="float">
            <text:p>22089505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74</text:p>
          </table:table-cell>
          <table:table-cell office:value-type="string" calcext:value-type="string">
            <text:p>ESTRUTURA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2208950589" calcext:value-type="float">
            <text:p>22089505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0589" calcext:value-type="float">
            <text:p>22089505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05</text:p>
          </table:table-cell>
          <table:table-cell office:value-type="string" calcext:value-type="string">
            <text:p>FISICA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P11</text:p>
          </table:table-cell>
          <table:table-cell office:value-type="string" calcext:value-type="string">
            <text:p>VALTER ANTONIO FERREIRA</text:p>
          </table:table-cell>
        </table:table-row>
        <table:table-row table:style-name="ro1">
          <table:table-cell office:value-type="float" office:value="2208950589" calcext:value-type="float">
            <text:p>22089505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P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2208950589" calcext:value-type="float">
            <text:p>22089505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2108950759" calcext:value-type="float">
            <text:p>210895075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7518</text:p>
          </table:table-cell>
          <table:table-cell office:value-type="string" calcext:value-type="string">
            <text:p>TECNICAS DIGIT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Portador de Diploma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</text:p>
          </table:table-cell>
        </table:table-row>
        <table:table-row table:style-name="ro1">
          <table:table-cell office:value-type="float" office:value="2108952468" calcext:value-type="float">
            <text:p>21089524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Total</text:p>
          </table:table-cell>
          <table:table-cell office:value-type="string" calcext:value-type="string">
            <text:p>TRT001</text:p>
          </table:table-cell>
          <table:table-cell office:value-type="string" calcext:value-type="string">
            <text:p>TRANCAMENTO TOTAL</text:p>
          </table:table-cell>
          <table:table-cell table:number-columns-repeated="2"/>
          <table:table-cell office:value-type="string" calcext:value-type="string">
            <text:p>Disciplinas de Outros Cursos</text:p>
          </table:table-cell>
          <table:table-cell/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0663" calcext:value-type="float">
            <text:p>22089506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31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663" calcext:value-type="float">
            <text:p>22089506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6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0663" calcext:value-type="float">
            <text:p>22089506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46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663" calcext:value-type="float">
            <text:p>22089506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0663" calcext:value-type="float">
            <text:p>22089506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7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0663" calcext:value-type="float">
            <text:p>22089506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1781" calcext:value-type="float">
            <text:p>220895178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1781" calcext:value-type="float">
            <text:p>220895178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781" calcext:value-type="float">
            <text:p>220895178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1781" calcext:value-type="float">
            <text:p>220895178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1781" calcext:value-type="float">
            <text:p>220895178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1781" calcext:value-type="float">
            <text:p>220895178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108951359" calcext:value-type="float">
            <text:p>210895135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5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108951359" calcext:value-type="float">
            <text:p>210895135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108951359" calcext:value-type="float">
            <text:p>210895135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2108951359" calcext:value-type="float">
            <text:p>210895135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2108951359" calcext:value-type="float">
            <text:p>210895135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2108952516" calcext:value-type="float">
            <text:p>210895251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P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2108952516" calcext:value-type="float">
            <text:p>210895251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2108952516" calcext:value-type="float">
            <text:p>210895251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2108952516" calcext:value-type="float">
            <text:p>210895251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108952516" calcext:value-type="float">
            <text:p>210895251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1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518</text:p>
          </table:table-cell>
          <table:table-cell office:value-type="string" calcext:value-type="string">
            <text:p>LABORATORIO DE QUIMICA G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LISABETE DE AVILA DA SILVA</text:p>
          </table:table-cell>
        </table:table-row>
        <table:table-row table:style-name="ro1">
          <table:table-cell office:value-type="float" office:value="2108952516" calcext:value-type="float">
            <text:p>210895251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13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108952516" calcext:value-type="float">
            <text:p>210895251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9</text:p>
          </table:table-cell>
          <table:table-cell office:value-type="string" calcext:value-type="string">
            <text:p>ATIVIDADES DE PESQUISA</text:p>
          </table:table-cell>
          <table:table-cell/>
          <table:table-cell office:value-type="string" calcext:value-type="string">
            <text:p>2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909050661" calcext:value-type="float">
            <text:p>190905066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9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909050661" calcext:value-type="float">
            <text:p>190905066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171</text:p>
          </table:table-cell>
          <table:table-cell office:value-type="string" calcext:value-type="string">
            <text:p>ELETRICIDADE APLIC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PABLO FERNANDO SOARDI COSTA</text:p>
          </table:table-cell>
        </table:table-row>
        <table:table-row table:style-name="ro1">
          <table:table-cell office:value-type="float" office:value="1909050661" calcext:value-type="float">
            <text:p>190905066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91</text:p>
          </table:table-cell>
          <table:table-cell office:value-type="string" calcext:value-type="string">
            <text:p>TOPICOS ESPECIAIS EM COMPUT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1909050661" calcext:value-type="float">
            <text:p>190905066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07</text:p>
          </table:table-cell>
          <table:table-cell office:value-type="string" calcext:value-type="string">
            <text:p>PRODUCAO ACADEMICO CIENTIF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DRIANO DE SOUZA</text:p>
          </table:table-cell>
        </table:table-row>
        <table:table-row table:style-name="ro1">
          <table:table-cell office:value-type="float" office:value="2208950583" calcext:value-type="float">
            <text:p>220895058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0583" calcext:value-type="float">
            <text:p>220895058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9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583" calcext:value-type="float">
            <text:p>220895058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583" calcext:value-type="float">
            <text:p>220895058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457.00</text:p>
          </table:table-cell>
          <table:table-cell office:value-type="string" calcext:value-type="string">
            <text:p>Atividades Não Disciplinares</text:p>
          </table:table-cell>
          <table:table-cell/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0583" calcext:value-type="float">
            <text:p>220895058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4.00</text:p>
          </table:table-cell>
          <table:table-cell office:value-type="string" calcext:value-type="string">
            <text:p>Atividades Não Disciplinares</text:p>
          </table:table-cell>
          <table:table-cell/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51000139" calcext:value-type="float">
            <text:p>5100013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05</text:p>
          </table:table-cell>
          <table:table-cell office:value-type="string" calcext:value-type="string">
            <text:p>FISICA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VALTER ANTONIO FERREIRA</text:p>
          </table:table-cell>
        </table:table-row>
        <table:table-row table:style-name="ro1">
          <table:table-cell office:value-type="float" office:value="51000139" calcext:value-type="float">
            <text:p>5100013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LEANDRO HAYATO YMAI</text:p>
          </table:table-cell>
        </table:table-row>
        <table:table-row table:style-name="ro1">
          <table:table-cell office:value-type="float" office:value="51000139" calcext:value-type="float">
            <text:p>5100013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95</text:p>
          </table:table-cell>
          <table:table-cell office:value-type="string" calcext:value-type="string">
            <text:p>EMPREENDEDORISMO E INOV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51000139" calcext:value-type="float">
            <text:p>5100013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6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0949</text:p>
          </table:table-cell>
          <table:table-cell office:value-type="string" calcext:value-type="string">
            <text:p>LIB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RE DANIEL PAIXAO</text:p>
          </table:table-cell>
        </table:table-row>
        <table:table-row table:style-name="ro1">
          <table:table-cell office:value-type="float" office:value="51000139" calcext:value-type="float">
            <text:p>5100013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10801</text:p>
          </table:table-cell>
          <table:table-cell office:value-type="string" calcext:value-type="string">
            <text:p>DESENHO TECNICO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CRISTIANO CORREA FERREIRA</text:p>
          </table:table-cell>
        </table:table-row>
        <table:table-row table:style-name="ro1">
          <table:table-cell office:value-type="float" office:value="2109050208" calcext:value-type="float">
            <text:p>210905020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PSC - Reopção de curso</text:p>
          </table:table-cell>
          <table:table-cell office:value-type="string" calcext:value-type="string">
            <text:p>Transf. Interna Por Reopção de Curs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109050208" calcext:value-type="float">
            <text:p>210905020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Transf. Interna Por Reopção de Curs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2109050208" calcext:value-type="float">
            <text:p>210905020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Transf. Interna Por Reopção de Curs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2109050208" calcext:value-type="float">
            <text:p>210905020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7518</text:p>
          </table:table-cell>
          <table:table-cell office:value-type="string" calcext:value-type="string">
            <text:p>TECNICAS DIGIT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Transf. Interna Por Reopção de Curs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</text:p>
          </table:table-cell>
        </table:table-row>
        <table:table-row table:style-name="ro1">
          <table:table-cell office:value-type="float" office:value="1600410221" calcext:value-type="float">
            <text:p>160041022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Total</text:p>
          </table:table-cell>
          <table:table-cell office:value-type="string" calcext:value-type="string">
            <text:p>TRT001</text:p>
          </table:table-cell>
          <table:table-cell office:value-type="string" calcext:value-type="string">
            <text:p>TRANCAMENTO TOTAL</text:p>
          </table:table-cell>
          <table:table-cell table:number-columns-repeated="2"/>
          <table:table-cell office:value-type="string" calcext:value-type="string">
            <text:p>Disciplinas de Outros Curso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0510125" calcext:value-type="float">
            <text:p>180051012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1800510125" calcext:value-type="float">
            <text:p>180051012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01</text:p>
          </table:table-cell>
          <table:table-cell office:value-type="string" calcext:value-type="string">
            <text:p>FISIC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RAFAEL KOBATA KIMURA</text:p>
          </table:table-cell>
        </table:table-row>
        <table:table-row table:style-name="ro1">
          <table:table-cell office:value-type="float" office:value="1800510125" calcext:value-type="float">
            <text:p>180051012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95</text:p>
          </table:table-cell>
          <table:table-cell office:value-type="string" calcext:value-type="string">
            <text:p>EMPREENDEDORISMO E INOV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2108950593" calcext:value-type="float">
            <text:p>210895059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2</text:p>
          </table:table-cell>
          <table:table-cell office:value-type="string" calcext:value-type="string">
            <text:p>ARQUITETURA E ORGANIZACAO DE COMPUTADORES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2108950593" calcext:value-type="float">
            <text:p>210895059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108950593" calcext:value-type="float">
            <text:p>210895059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2108950593" calcext:value-type="float">
            <text:p>210895059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2108950593" calcext:value-type="float">
            <text:p>210895059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40001121" calcext:value-type="float">
            <text:p>4000112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40001121" calcext:value-type="float">
            <text:p>4000112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40001121" calcext:value-type="float">
            <text:p>4000112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1015</text:p>
          </table:table-cell>
          <table:table-cell office:value-type="string" calcext:value-type="string">
            <text:p>GEOMETRIA ANALI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LIZANGELA DIAS PEREIRA / FERNANDO LUIS DIAS</text:p>
          </table:table-cell>
        </table:table-row>
        <table:table-row table:style-name="ro1">
          <table:table-cell office:value-type="float" office:value="40001121" calcext:value-type="float">
            <text:p>4000112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7518</text:p>
          </table:table-cell>
          <table:table-cell office:value-type="string" calcext:value-type="string">
            <text:p>TECNICAS DIGIT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</text:p>
          </table:table-cell>
        </table:table-row>
        <table:table-row table:style-name="ro1">
          <table:table-cell office:value-type="float" office:value="2208951782" calcext:value-type="float">
            <text:p>220895178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8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782" calcext:value-type="float">
            <text:p>220895178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1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1782" calcext:value-type="float">
            <text:p>220895178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1782" calcext:value-type="float">
            <text:p>220895178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1782" calcext:value-type="float">
            <text:p>220895178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1782" calcext:value-type="float">
            <text:p>220895178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108950765" calcext:value-type="float">
            <text:p>21089507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5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2</text:p>
          </table:table-cell>
          <table:table-cell office:value-type="string" calcext:value-type="string">
            <text:p>ARQUITETURA E ORGANIZACAO DE COMPUTADORES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2108950765" calcext:value-type="float">
            <text:p>21089507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2108950765" calcext:value-type="float">
            <text:p>21089507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108950765" calcext:value-type="float">
            <text:p>21089507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2108950765" calcext:value-type="float">
            <text:p>21089507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2108950765" calcext:value-type="float">
            <text:p>21089507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2108950765" calcext:value-type="float">
            <text:p>21089507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4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1783" calcext:value-type="float">
            <text:p>220895178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1783" calcext:value-type="float">
            <text:p>220895178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1783" calcext:value-type="float">
            <text:p>220895178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4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783" calcext:value-type="float">
            <text:p>220895178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1783" calcext:value-type="float">
            <text:p>220895178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4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1783" calcext:value-type="float">
            <text:p>220895178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24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958" calcext:value-type="float">
            <text:p>220895095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7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0958" calcext:value-type="float">
            <text:p>220895095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0958" calcext:value-type="float">
            <text:p>220895095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0958" calcext:value-type="float">
            <text:p>220895095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958" calcext:value-type="float">
            <text:p>220895095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58" calcext:value-type="float">
            <text:p>220895095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108950594" calcext:value-type="float">
            <text:p>21089505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10</text:p>
          </table:table-cell>
          <table:table-cell office:value-type="string" calcext:value-type="string">
            <text:p>PSICOLOGIA E EDUC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MU11</text:p>
          </table:table-cell>
          <table:table-cell office:value-type="string" calcext:value-type="string">
            <text:p>LUCIANO PEREIRA DOS SANTOS / YASCARA MICHELE NEVES KOGA</text:p>
          </table:table-cell>
        </table:table-row>
        <table:table-row table:style-name="ro1">
          <table:table-cell office:value-type="float" office:value="2108950594" calcext:value-type="float">
            <text:p>21089505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P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2108950594" calcext:value-type="float">
            <text:p>21089505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4</text:p>
          </table:table-cell>
          <table:table-cell office:value-type="string" calcext:value-type="string">
            <text:p>ESTRUTURA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2108950594" calcext:value-type="float">
            <text:p>21089505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0</text:p>
          </table:table-cell>
          <table:table-cell office:value-type="string" calcext:value-type="string">
            <text:p>CALCUL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GARIDA MARIA RODRIGUES NEGRAO</text:p>
          </table:table-cell>
        </table:table-row>
        <table:table-row table:style-name="ro1">
          <table:table-cell office:value-type="float" office:value="2108950594" calcext:value-type="float">
            <text:p>21089505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108950594" calcext:value-type="float">
            <text:p>21089505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Q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1800420775" calcext:value-type="float">
            <text:p>180042077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2</text:p>
          </table:table-cell>
          <table:table-cell office:value-type="string" calcext:value-type="string">
            <text:p>ANALISE E PROJETO DE ALGORITM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800420775" calcext:value-type="float">
            <text:p>180042077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3</text:p>
          </table:table-cell>
          <table:table-cell office:value-type="string" calcext:value-type="string">
            <text:p>TRABALHO DE CONCLUSAO DE CURSO 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8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1800420775" calcext:value-type="float">
            <text:p>180042077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40</text:p>
          </table:table-cell>
          <table:table-cell/>
          <table:table-cell office:value-type="string" calcext:value-type="string">
            <text:p>Dispensado com nota</text:p>
          </table:table-cell>
          <table:table-cell office:value-type="string" calcext:value-type="string">
            <text:p>BA000949</text:p>
          </table:table-cell>
          <table:table-cell office:value-type="string" calcext:value-type="string">
            <text:p>LIB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701299995" calcext:value-type="float">
            <text:p>170129999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701299995" calcext:value-type="float">
            <text:p>170129999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6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2</text:p>
          </table:table-cell>
          <table:table-cell office:value-type="string" calcext:value-type="string">
            <text:p>ARQUITETURA E ORGANIZACAO DE COMPUTADORES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1908951386" calcext:value-type="float">
            <text:p>190895138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38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0901</text:p>
          </table:table-cell>
          <table:table-cell office:value-type="string" calcext:value-type="string">
            <text:p>FISIC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RAFAEL KOBATA KIMURA</text:p>
          </table:table-cell>
        </table:table-row>
        <table:table-row table:style-name="ro1">
          <table:table-cell office:value-type="float" office:value="1908951386" calcext:value-type="float">
            <text:p>190895138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2</text:p>
          </table:table-cell>
          <table:table-cell office:value-type="string" calcext:value-type="string">
            <text:p>LABORATORIO DE FISICA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5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82</text:p>
          </table:table-cell>
          <table:table-cell office:value-type="string" calcext:value-type="string">
            <text:p>ANALISE E PROJETO DE ALGORITM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800300012" calcext:value-type="float">
            <text:p>180030001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171</text:p>
          </table:table-cell>
          <table:table-cell office:value-type="string" calcext:value-type="string">
            <text:p>ELETRICIDADE APLIC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PABLO FERNANDO SOARDI COSTA</text:p>
          </table:table-cell>
        </table:table-row>
        <table:table-row table:style-name="ro1">
          <table:table-cell office:value-type="float" office:value="1800300012" calcext:value-type="float">
            <text:p>180030001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1800300012" calcext:value-type="float">
            <text:p>180030001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91</text:p>
          </table:table-cell>
          <table:table-cell office:value-type="string" calcext:value-type="string">
            <text:p>TOPICOS ESPECIAIS EM COMPUT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1800300012" calcext:value-type="float">
            <text:p>180030001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911</text:p>
          </table:table-cell>
          <table:table-cell office:value-type="string" calcext:value-type="string">
            <text:p>TOPICOS ESPECIAIS EM COMPUT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1800300012" calcext:value-type="float">
            <text:p>180030001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10</text:p>
          </table:table-cell>
          <table:table-cell office:value-type="string" calcext:value-type="string">
            <text:p>PSICOLOGIA E EDUC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MU11</text:p>
          </table:table-cell>
          <table:table-cell office:value-type="string" calcext:value-type="string">
            <text:p>LUCIANO PEREIRA DOS SANTOS / YASCARA MICHELE NEVES KOGA</text:p>
          </table:table-cell>
        </table:table-row>
        <table:table-row table:style-name="ro1">
          <table:table-cell office:value-type="float" office:value="1800300012" calcext:value-type="float">
            <text:p>180030001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6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0300012" calcext:value-type="float">
            <text:p>180030001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1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1784" calcext:value-type="float">
            <text:p>220895178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1784" calcext:value-type="float">
            <text:p>220895178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1784" calcext:value-type="float">
            <text:p>220895178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784" calcext:value-type="float">
            <text:p>220895178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1784" calcext:value-type="float">
            <text:p>220895178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1784" calcext:value-type="float">
            <text:p>220895178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30001637" calcext:value-type="float">
            <text:p>3000163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82</text:p>
          </table:table-cell>
          <table:table-cell office:value-type="string" calcext:value-type="string">
            <text:p>ANALISE E PROJETO DE ALGORITM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30001637" calcext:value-type="float">
            <text:p>3000163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13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30001637" calcext:value-type="float">
            <text:p>3000163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9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8952619" calcext:value-type="float">
            <text:p>200895261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801</text:p>
          </table:table-cell>
          <table:table-cell office:value-type="string" calcext:value-type="string">
            <text:p>DESENHO TECNICO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P12</text:p>
          </table:table-cell>
          <table:table-cell office:value-type="string" calcext:value-type="string">
            <text:p>CRISTIANO CORREA FERREIRA</text:p>
          </table:table-cell>
        </table:table-row>
        <table:table-row table:style-name="ro1">
          <table:table-cell office:value-type="float" office:value="2008952619" calcext:value-type="float">
            <text:p>200895261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02</text:p>
          </table:table-cell>
          <table:table-cell office:value-type="string" calcext:value-type="string">
            <text:p>LABORATORIO DE FISICA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008952619" calcext:value-type="float">
            <text:p>200895261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1004</text:p>
          </table:table-cell>
          <table:table-cell office:value-type="string" calcext:value-type="string">
            <text:p>CALCULO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P11</text:p>
          </table:table-cell>
          <table:table-cell office:value-type="string" calcext:value-type="string">
            <text:p>FRANCIELI APARECIDA VAZ</text:p>
          </table:table-cell>
        </table:table-row>
        <table:table-row table:style-name="ro1">
          <table:table-cell office:value-type="float" office:value="2008952619" calcext:value-type="float">
            <text:p>200895261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01</text:p>
          </table:table-cell>
          <table:table-cell office:value-type="string" calcext:value-type="string">
            <text:p>FISIC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RAFAEL KOBATA KIMURA</text:p>
          </table:table-cell>
        </table:table-row>
        <table:table-row table:style-name="ro1">
          <table:table-cell office:value-type="float" office:value="2008952619" calcext:value-type="float">
            <text:p>200895261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5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1015</text:p>
          </table:table-cell>
          <table:table-cell office:value-type="string" calcext:value-type="string">
            <text:p>GEOMETRIA ANALI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P11</text:p>
          </table:table-cell>
          <table:table-cell office:value-type="string" calcext:value-type="string">
            <text:p>MARGARIDA MARIA RODRIGUES NEGRAO</text:p>
          </table:table-cell>
        </table:table-row>
        <table:table-row table:style-name="ro1">
          <table:table-cell office:value-type="float" office:value="2108952469" calcext:value-type="float">
            <text:p>210895246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Total</text:p>
          </table:table-cell>
          <table:table-cell office:value-type="string" calcext:value-type="string">
            <text:p>TRT001</text:p>
          </table:table-cell>
          <table:table-cell office:value-type="string" calcext:value-type="string">
            <text:p>TRANCAMENTO TOTAL</text:p>
          </table:table-cell>
          <table:table-cell table:number-columns-repeated="2"/>
          <table:table-cell office:value-type="string" calcext:value-type="string">
            <text:p>Disciplinas de Outros Cursos</text:p>
          </table:table-cell>
          <table:table-cell/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108950595" calcext:value-type="float">
            <text:p>210895059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3607</text:p>
          </table:table-cell>
          <table:table-cell office:value-type="string" calcext:value-type="string">
            <text:p>PRODUCAO ACADEMICO CIENTIF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DRIANO DE SOUZA</text:p>
          </table:table-cell>
        </table:table-row>
        <table:table-row table:style-name="ro1">
          <table:table-cell office:value-type="float" office:value="2108950595" calcext:value-type="float">
            <text:p>210895059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2108950595" calcext:value-type="float">
            <text:p>210895059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0901</text:p>
          </table:table-cell>
          <table:table-cell office:value-type="string" calcext:value-type="string">
            <text:p>FISIC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RAFAEL KOBATA KIMURA</text:p>
          </table:table-cell>
        </table:table-row>
        <table:table-row table:style-name="ro1">
          <table:table-cell office:value-type="float" office:value="2108950595" calcext:value-type="float">
            <text:p>210895059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95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2108950595" calcext:value-type="float">
            <text:p>210895059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2108950595" calcext:value-type="float">
            <text:p>210895059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2208950509" calcext:value-type="float">
            <text:p>220895050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SC - Portador de Diplom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509" calcext:value-type="float">
            <text:p>220895050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5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SC - Portador de Diplom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0509" calcext:value-type="float">
            <text:p>220895050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0185</text:p>
          </table:table-cell>
          <table:table-cell office:value-type="string" calcext:value-type="string">
            <text:p>GESTAO DE PROJ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Aproveitamento de Carga Horária</text:p>
          </table:table-cell>
          <table:table-cell/>
          <table:table-cell office:value-type="string" calcext:value-type="string">
            <text:p>PSC - Portador de Diplom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P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509" calcext:value-type="float">
            <text:p>220895050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SC - Portador de Diplom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959" calcext:value-type="float">
            <text:p>220895095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4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0959" calcext:value-type="float">
            <text:p>220895095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959" calcext:value-type="float">
            <text:p>220895095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0959" calcext:value-type="float">
            <text:p>220895095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0959" calcext:value-type="float">
            <text:p>220895095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9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959" calcext:value-type="float">
            <text:p>220895095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60" calcext:value-type="float">
            <text:p>220895096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0960" calcext:value-type="float">
            <text:p>220895096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0960" calcext:value-type="float">
            <text:p>220895096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60" calcext:value-type="float">
            <text:p>220895096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0960" calcext:value-type="float">
            <text:p>220895096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960" calcext:value-type="float">
            <text:p>220895096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109050184" calcext:value-type="float">
            <text:p>210905018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62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8</text:p>
          </table:table-cell>
          <table:table-cell office:value-type="string" calcext:value-type="string">
            <text:p>TECNICAS DIGIT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Portador de Diplom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</text:p>
          </table:table-cell>
        </table:table-row>
        <table:table-row table:style-name="ro1">
          <table:table-cell office:value-type="float" office:value="2108950596" calcext:value-type="float">
            <text:p>210895059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2108950596" calcext:value-type="float">
            <text:p>210895059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81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2</text:p>
          </table:table-cell>
          <table:table-cell office:value-type="string" calcext:value-type="string">
            <text:p>ARQUITETURA E ORGANIZACAO DE COMPUTADORES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2108950596" calcext:value-type="float">
            <text:p>210895059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108950596" calcext:value-type="float">
            <text:p>210895059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2108950596" calcext:value-type="float">
            <text:p>210895059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2108950596" calcext:value-type="float">
            <text:p>210895059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2008953262" calcext:value-type="float">
            <text:p>20089532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31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ANDRO HAYATO YMAI</text:p>
          </table:table-cell>
        </table:table-row>
        <table:table-row table:style-name="ro1">
          <table:table-cell office:value-type="float" office:value="2008953262" calcext:value-type="float">
            <text:p>20089532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33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2008953262" calcext:value-type="float">
            <text:p>20089532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2008953262" calcext:value-type="float">
            <text:p>20089532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2008953262" calcext:value-type="float">
            <text:p>20089532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2008953262" calcext:value-type="float">
            <text:p>20089532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07</text:p>
          </table:table-cell>
          <table:table-cell office:value-type="string" calcext:value-type="string">
            <text:p>PRODUCAO ACADEMICO CIENTIF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DRIANO DE SOUZA</text:p>
          </table:table-cell>
        </table:table-row>
        <table:table-row table:style-name="ro1">
          <table:table-cell office:value-type="float" office:value="2208951785" calcext:value-type="float">
            <text:p>220895178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7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785" calcext:value-type="float">
            <text:p>220895178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5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1785" calcext:value-type="float">
            <text:p>220895178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88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1785" calcext:value-type="float">
            <text:p>220895178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1785" calcext:value-type="float">
            <text:p>220895178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1785" calcext:value-type="float">
            <text:p>220895178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50000276" calcext:value-type="float">
            <text:p>5000027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83</text:p>
          </table:table-cell>
          <table:table-cell office:value-type="string" calcext:value-type="string">
            <text:p>TRABALHO DE CONCLUSAO DE CURSO 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8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1908951958" calcext:value-type="float">
            <text:p>190895195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Total</text:p>
          </table:table-cell>
          <table:table-cell office:value-type="string" calcext:value-type="string">
            <text:p>TRT001</text:p>
          </table:table-cell>
          <table:table-cell office:value-type="string" calcext:value-type="string">
            <text:p>TRANCAMENTO TOTAL</text:p>
          </table:table-cell>
          <table:table-cell table:number-columns-repeated="2"/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700420124" calcext:value-type="float">
            <text:p>17004201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9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171</text:p>
          </table:table-cell>
          <table:table-cell office:value-type="string" calcext:value-type="string">
            <text:p>ELETRICIDADE APLIC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PABLO FERNANDO SOARDI COSTA</text:p>
          </table:table-cell>
        </table:table-row>
        <table:table-row table:style-name="ro1">
          <table:table-cell office:value-type="float" office:value="1700420124" calcext:value-type="float">
            <text:p>17004201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1700420124" calcext:value-type="float">
            <text:p>17004201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91</text:p>
          </table:table-cell>
          <table:table-cell office:value-type="string" calcext:value-type="string">
            <text:p>TOPICOS ESPECIAIS EM COMPUT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1700420124" calcext:value-type="float">
            <text:p>17004201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911</text:p>
          </table:table-cell>
          <table:table-cell office:value-type="string" calcext:value-type="string">
            <text:p>TOPICOS ESPECIAIS EM COMPUT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1700420124" calcext:value-type="float">
            <text:p>17004201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10</text:p>
          </table:table-cell>
          <table:table-cell office:value-type="string" calcext:value-type="string">
            <text:p>PSICOLOGIA E EDUC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MU11</text:p>
          </table:table-cell>
          <table:table-cell office:value-type="string" calcext:value-type="string">
            <text:p>LUCIANO PEREIRA DOS SANTOS / YASCARA MICHELE NEVES KOGA</text:p>
          </table:table-cell>
        </table:table-row>
        <table:table-row table:style-name="ro1">
          <table:table-cell office:value-type="float" office:value="2208951786" calcext:value-type="float">
            <text:p>220895178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1786" calcext:value-type="float">
            <text:p>220895178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1786" calcext:value-type="float">
            <text:p>220895178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786" calcext:value-type="float">
            <text:p>220895178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1786" calcext:value-type="float">
            <text:p>220895178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1786" calcext:value-type="float">
            <text:p>220895178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60001165" calcext:value-type="float">
            <text:p>600011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5</text:p>
          </table:table-cell>
          <table:table-cell office:value-type="string" calcext:value-type="string">
            <text:p>ESTAGIO OBRIGATORI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10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2108950598" calcext:value-type="float">
            <text:p>210895059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2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1</text:p>
          </table:table-cell>
          <table:table-cell office:value-type="string" calcext:value-type="string">
            <text:p>FISIC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RAFAEL KOBATA KIMURA</text:p>
          </table:table-cell>
        </table:table-row>
        <table:table-row table:style-name="ro1">
          <table:table-cell office:value-type="float" office:value="2108950598" calcext:value-type="float">
            <text:p>210895059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0</text:p>
          </table:table-cell>
          <table:table-cell office:value-type="string" calcext:value-type="string">
            <text:p>CALCUL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P11</text:p>
          </table:table-cell>
          <table:table-cell office:value-type="string" calcext:value-type="string">
            <text:p>MARGARIDA MARIA RODRIGUES NEGRAO</text:p>
          </table:table-cell>
        </table:table-row>
        <table:table-row table:style-name="ro1">
          <table:table-cell office:value-type="float" office:value="2108950598" calcext:value-type="float">
            <text:p>210895059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4</text:p>
          </table:table-cell>
          <table:table-cell office:value-type="string" calcext:value-type="string">
            <text:p>ESTRUTURA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2108950598" calcext:value-type="float">
            <text:p>210895059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10.00</text:p>
          </table:table-cell>
          <table:table-cell office:value-type="string" calcext:value-type="string">
            <text:p>ATIVIDADES COMPLENTARES DE GRADUACA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108950599" calcext:value-type="float">
            <text:p>210895059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2108950599" calcext:value-type="float">
            <text:p>210895059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108950599" calcext:value-type="float">
            <text:p>210895059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2108950599" calcext:value-type="float">
            <text:p>210895059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83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2</text:p>
          </table:table-cell>
          <table:table-cell office:value-type="string" calcext:value-type="string">
            <text:p>ARQUITETURA E ORGANIZACAO DE COMPUTADORES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2108950599" calcext:value-type="float">
            <text:p>210895059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2108950599" calcext:value-type="float">
            <text:p>210895059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2108950599" calcext:value-type="float">
            <text:p>210895059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6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8951623" calcext:value-type="float">
            <text:p>200895162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5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2008951623" calcext:value-type="float">
            <text:p>200895162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12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ANDRO HAYATO YMAI</text:p>
          </table:table-cell>
        </table:table-row>
        <table:table-row table:style-name="ro1">
          <table:table-cell office:value-type="float" office:value="2008951623" calcext:value-type="float">
            <text:p>200895162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2008951623" calcext:value-type="float">
            <text:p>200895162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2008951623" calcext:value-type="float">
            <text:p>200895162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2008951623" calcext:value-type="float">
            <text:p>200895162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07</text:p>
          </table:table-cell>
          <table:table-cell office:value-type="string" calcext:value-type="string">
            <text:p>PRODUCAO ACADEMICO CIENTIF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DRIANO DE SOUZA</text:p>
          </table:table-cell>
        </table:table-row>
        <table:table-row table:style-name="ro1">
          <table:table-cell office:value-type="float" office:value="2008951623" calcext:value-type="float">
            <text:p>200895162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90</text:p>
          </table:table-cell>
          <table:table-cell office:value-type="string" calcext:value-type="string">
            <text:p>TOPICOS ESPECIAIS EM COMPUTACAO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2008951623" calcext:value-type="float">
            <text:p>200895162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91</text:p>
          </table:table-cell>
          <table:table-cell office:value-type="string" calcext:value-type="string">
            <text:p>TOPICOS ESPECIAIS EM COMPUT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2008951623" calcext:value-type="float">
            <text:p>200895162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20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8951623" calcext:value-type="float">
            <text:p>200895162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4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8951624" calcext:value-type="float">
            <text:p>20089516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Total</text:p>
          </table:table-cell>
          <table:table-cell office:value-type="string" calcext:value-type="string">
            <text:p>TRT001</text:p>
          </table:table-cell>
          <table:table-cell office:value-type="string" calcext:value-type="string">
            <text:p>TRANCAMENTO TOTAL</text:p>
          </table:table-cell>
          <table:table-cell table:number-columns-repeated="2"/>
          <table:table-cell office:value-type="string" calcext:value-type="string">
            <text:p>Disciplinas de Outros Curso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8953368" calcext:value-type="float">
            <text:p>20089533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62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Portador de Diplom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ANDRO HAYATO YMAI</text:p>
          </table:table-cell>
        </table:table-row>
        <table:table-row table:style-name="ro1">
          <table:table-cell office:value-type="float" office:value="2008953368" calcext:value-type="float">
            <text:p>20089533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3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Portador de Diplom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2008953368" calcext:value-type="float">
            <text:p>20089533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9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Portador de Diplom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2008953368" calcext:value-type="float">
            <text:p>20089533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97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Portador de Diplom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2008953368" calcext:value-type="float">
            <text:p>20089533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Portador de Diplom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2008953368" calcext:value-type="float">
            <text:p>20089533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07</text:p>
          </table:table-cell>
          <table:table-cell office:value-type="string" calcext:value-type="string">
            <text:p>PRODUCAO ACADEMICO CIENTIF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Portador de Diplom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DRIANO DE SOUZA</text:p>
          </table:table-cell>
        </table:table-row>
        <table:table-row table:style-name="ro1">
          <table:table-cell office:value-type="float" office:value="2208950961" calcext:value-type="float">
            <text:p>220895096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0961" calcext:value-type="float">
            <text:p>220895096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0961" calcext:value-type="float">
            <text:p>220895096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0961" calcext:value-type="float">
            <text:p>220895096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61" calcext:value-type="float">
            <text:p>220895096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961" calcext:value-type="float">
            <text:p>220895096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008952621" calcext:value-type="float">
            <text:p>200895262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ANDRO HAYATO YMAI</text:p>
          </table:table-cell>
        </table:table-row>
        <table:table-row table:style-name="ro1">
          <table:table-cell office:value-type="float" office:value="2008952621" calcext:value-type="float">
            <text:p>200895262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2008952621" calcext:value-type="float">
            <text:p>200895262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2008952621" calcext:value-type="float">
            <text:p>200895262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2008952621" calcext:value-type="float">
            <text:p>200895262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21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2008952621" calcext:value-type="float">
            <text:p>200895262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07</text:p>
          </table:table-cell>
          <table:table-cell office:value-type="string" calcext:value-type="string">
            <text:p>PRODUCAO ACADEMICO CIENTIF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DRIANO DE SOUZA</text:p>
          </table:table-cell>
        </table:table-row>
        <table:table-row table:style-name="ro1">
          <table:table-cell office:value-type="float" office:value="2008952621" calcext:value-type="float">
            <text:p>200895262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32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8952621" calcext:value-type="float">
            <text:p>200895262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40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8952621" calcext:value-type="float">
            <text:p>200895262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10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0664" calcext:value-type="float">
            <text:p>22089506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664" calcext:value-type="float">
            <text:p>22089506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664" calcext:value-type="float">
            <text:p>22089506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8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0664" calcext:value-type="float">
            <text:p>22089506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2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664" calcext:value-type="float">
            <text:p>22089506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0664" calcext:value-type="float">
            <text:p>22089506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008952622" calcext:value-type="float">
            <text:p>200895262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2008952622" calcext:value-type="float">
            <text:p>200895262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2008952622" calcext:value-type="float">
            <text:p>200895262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9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2008952622" calcext:value-type="float">
            <text:p>200895262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8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8952622" calcext:value-type="float">
            <text:p>200895262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1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8952622" calcext:value-type="float">
            <text:p>200895262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2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0584" calcext:value-type="float">
            <text:p>220895058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PSC - Reopção de curso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2208950584" calcext:value-type="float">
            <text:p>220895058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PSC - Reopção de curso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2208950584" calcext:value-type="float">
            <text:p>220895058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7518</text:p>
          </table:table-cell>
          <table:table-cell office:value-type="string" calcext:value-type="string">
            <text:p>TECNICAS DIGIT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PSC - Reopção de curso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</text:p>
          </table:table-cell>
        </table:table-row>
        <table:table-row table:style-name="ro1">
          <table:table-cell office:value-type="float" office:value="2208950584" calcext:value-type="float">
            <text:p>220895058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1090</text:p>
          </table:table-cell>
          <table:table-cell office:value-type="string" calcext:value-type="string">
            <text:p>TOPICOS ESPECIAIS EM COMPUTACAO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PSC - Reopção de curso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1800300013" calcext:value-type="float">
            <text:p>180030001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0122</text:p>
          </table:table-cell>
          <table:table-cell office:value-type="string" calcext:value-type="string">
            <text:p>REDES DE COMPUTADO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ONARDO BIDESE DE PINHO</text:p>
          </table:table-cell>
        </table:table-row>
        <table:table-row table:style-name="ro1">
          <table:table-cell office:value-type="float" office:value="1600300025" calcext:value-type="float">
            <text:p>160030002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9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600300025" calcext:value-type="float">
            <text:p>160030002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2</text:p>
          </table:table-cell>
          <table:table-cell office:value-type="string" calcext:value-type="string">
            <text:p>ARQUITETURA E ORGANIZACAO DE COMPUTADORES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50000796" calcext:value-type="float">
            <text:p>5000079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7</text:p>
          </table:table-cell>
          <table:table-cell office:value-type="string" calcext:value-type="string">
            <text:p>MECANICA G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8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ESAR ANTONIO MANTOVANI</text:p>
          </table:table-cell>
        </table:table-row>
        <table:table-row table:style-name="ro1">
          <table:table-cell office:value-type="float" office:value="2208950963" calcext:value-type="float">
            <text:p>22089509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7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0963" calcext:value-type="float">
            <text:p>22089509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4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0963" calcext:value-type="float">
            <text:p>22089509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963" calcext:value-type="float">
            <text:p>22089509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63" calcext:value-type="float">
            <text:p>22089509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36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963" calcext:value-type="float">
            <text:p>22089509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0962" calcext:value-type="float">
            <text:p>22089509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6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62" calcext:value-type="float">
            <text:p>22089509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0962" calcext:value-type="float">
            <text:p>22089509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0962" calcext:value-type="float">
            <text:p>22089509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962" calcext:value-type="float">
            <text:p>22089509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962" calcext:value-type="float">
            <text:p>22089509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8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50869994" calcext:value-type="float">
            <text:p>5086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5</text:p>
          </table:table-cell>
          <table:table-cell office:value-type="string" calcext:value-type="string">
            <text:p>ESTAGIO OBRIGATORI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10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SC - Portador de Diploma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2008952623" calcext:value-type="float">
            <text:p>200895262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7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ANDRO HAYATO YMAI</text:p>
          </table:table-cell>
        </table:table-row>
        <table:table-row table:style-name="ro1">
          <table:table-cell office:value-type="float" office:value="2008952623" calcext:value-type="float">
            <text:p>200895262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8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2008952623" calcext:value-type="float">
            <text:p>200895262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2008952623" calcext:value-type="float">
            <text:p>200895262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2008952623" calcext:value-type="float">
            <text:p>200895262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2008952623" calcext:value-type="float">
            <text:p>200895262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07</text:p>
          </table:table-cell>
          <table:table-cell office:value-type="string" calcext:value-type="string">
            <text:p>PRODUCAO ACADEMICO CIENTIF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LM11</text:p>
          </table:table-cell>
          <table:table-cell office:value-type="string" calcext:value-type="string">
            <text:p>ADRIANO DE SOUZA</text:p>
          </table:table-cell>
        </table:table-row>
        <table:table-row table:style-name="ro1">
          <table:table-cell office:value-type="float" office:value="1700410304" calcext:value-type="float">
            <text:p>170041030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84</text:p>
          </table:table-cell>
          <table:table-cell office:value-type="string" calcext:value-type="string">
            <text:p>TRABALHO DE CONCLUSAO DE CURSO I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1700410304" calcext:value-type="float">
            <text:p>170041030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0949</text:p>
          </table:table-cell>
          <table:table-cell office:value-type="string" calcext:value-type="string">
            <text:p>LIB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RE DANIEL PAIXAO</text:p>
          </table:table-cell>
        </table:table-row>
        <table:table-row table:style-name="ro1">
          <table:table-cell office:value-type="float" office:value="2108950601" calcext:value-type="float">
            <text:p>210895060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4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74</text:p>
          </table:table-cell>
          <table:table-cell office:value-type="string" calcext:value-type="string">
            <text:p>ESTRUTURA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2108950601" calcext:value-type="float">
            <text:p>210895060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5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1012</text:p>
          </table:table-cell>
          <table:table-cell office:value-type="string" calcext:value-type="string">
            <text:p>PROBABILIDADE E ESTATIS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E11</text:p>
          </table:table-cell>
          <table:table-cell office:value-type="string" calcext:value-type="string">
            <text:p>EVERSON JONATHA GOMES DA SILVA</text:p>
          </table:table-cell>
        </table:table-row>
        <table:table-row table:style-name="ro1">
          <table:table-cell office:value-type="float" office:value="2108950601" calcext:value-type="float">
            <text:p>210895060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P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108950601" calcext:value-type="float">
            <text:p>210895060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2108950601" calcext:value-type="float">
            <text:p>210895060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GUILHERME GOERGEN</text:p>
          </table:table-cell>
        </table:table-row>
        <table:table-row table:style-name="ro1">
          <table:table-cell office:value-type="float" office:value="2108950601" calcext:value-type="float">
            <text:p>210895060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2108950601" calcext:value-type="float">
            <text:p>210895060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10801</text:p>
          </table:table-cell>
          <table:table-cell office:value-type="string" calcext:value-type="string">
            <text:p>DESENHO TECNICO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CRISTIANO CORREA FERREIRA</text:p>
          </table:table-cell>
        </table:table-row>
        <table:table-row table:style-name="ro1">
          <table:table-cell office:value-type="float" office:value="2208951787" calcext:value-type="float">
            <text:p>22089517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3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787" calcext:value-type="float">
            <text:p>22089517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5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1787" calcext:value-type="float">
            <text:p>22089517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5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1787" calcext:value-type="float">
            <text:p>22089517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52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1787" calcext:value-type="float">
            <text:p>22089517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1787" calcext:value-type="float">
            <text:p>22089517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008952624" calcext:value-type="float">
            <text:p>20089526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2</text:p>
          </table:table-cell>
          <table:table-cell office:value-type="string" calcext:value-type="string">
            <text:p>PROBABILIDADE E ESTATIS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NICE APARECIDA FONTANA NISXOTA</text:p>
          </table:table-cell>
        </table:table-row>
        <table:table-row table:style-name="ro1">
          <table:table-cell office:value-type="float" office:value="2008952624" calcext:value-type="float">
            <text:p>20089526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6</text:p>
          </table:table-cell>
          <table:table-cell office:value-type="string" calcext:value-type="string">
            <text:p>LABORATORIO DE FISICA I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VALTER ANTONIO FERREIRA</text:p>
          </table:table-cell>
        </table:table-row>
        <table:table-row table:style-name="ro1">
          <table:table-cell office:value-type="float" office:value="2008952624" calcext:value-type="float">
            <text:p>20089526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2008952624" calcext:value-type="float">
            <text:p>20089526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5</text:p>
          </table:table-cell>
          <table:table-cell office:value-type="string" calcext:value-type="string">
            <text:p>FISICA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VALTER ANTONIO FERREIRA</text:p>
          </table:table-cell>
        </table:table-row>
        <table:table-row table:style-name="ro1">
          <table:table-cell office:value-type="float" office:value="2008952624" calcext:value-type="float">
            <text:p>20089526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2008952624" calcext:value-type="float">
            <text:p>20089526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2208950665" calcext:value-type="float">
            <text:p>22089506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5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0665" calcext:value-type="float">
            <text:p>22089506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665" calcext:value-type="float">
            <text:p>22089506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665" calcext:value-type="float">
            <text:p>22089506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0665" calcext:value-type="float">
            <text:p>22089506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665" calcext:value-type="float">
            <text:p>22089506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0964" calcext:value-type="float">
            <text:p>22089509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0964" calcext:value-type="float">
            <text:p>22089509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0964" calcext:value-type="float">
            <text:p>22089509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0964" calcext:value-type="float">
            <text:p>22089509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2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964" calcext:value-type="float">
            <text:p>22089509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64" calcext:value-type="float">
            <text:p>22089509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1800420803" calcext:value-type="float">
            <text:p>180042080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VERSON JONATHA GOMES DA SILVA</text:p>
          </table:table-cell>
        </table:table-row>
        <table:table-row table:style-name="ro1">
          <table:table-cell office:value-type="float" office:value="1800420803" calcext:value-type="float">
            <text:p>180042080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1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800420803" calcext:value-type="float">
            <text:p>180042080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63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1800420803" calcext:value-type="float">
            <text:p>180042080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5</text:p>
          </table:table-cell>
          <table:table-cell office:value-type="string" calcext:value-type="string">
            <text:p>GEOMETRIA ANALI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LIZANGELA DIAS PEREIRA / FERNANDO LUIS DIAS</text:p>
          </table:table-cell>
        </table:table-row>
        <table:table-row table:style-name="ro1">
          <table:table-cell office:value-type="float" office:value="1800420803" calcext:value-type="float">
            <text:p>180042080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1800420803" calcext:value-type="float">
            <text:p>180042080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8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0420803" calcext:value-type="float">
            <text:p>180042080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5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0965" calcext:value-type="float">
            <text:p>22089509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965" calcext:value-type="float">
            <text:p>22089509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0965" calcext:value-type="float">
            <text:p>22089509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0965" calcext:value-type="float">
            <text:p>22089509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65" calcext:value-type="float">
            <text:p>22089509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0965" calcext:value-type="float">
            <text:p>22089509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9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60300008" calcext:value-type="float">
            <text:p>6030000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0200</text:p>
          </table:table-cell>
          <table:table-cell office:value-type="string" calcext:value-type="string">
            <text:p>FENOMENOS DE TRANSPOR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ABRIEL HENRIQUE JUSTI</text:p>
          </table:table-cell>
        </table:table-row>
        <table:table-row table:style-name="ro1">
          <table:table-cell office:value-type="float" office:value="60300008" calcext:value-type="float">
            <text:p>6030000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0122</text:p>
          </table:table-cell>
          <table:table-cell office:value-type="string" calcext:value-type="string">
            <text:p>REDES DE COMPUTADO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ONARDO BIDESE DE PINHO</text:p>
          </table:table-cell>
        </table:table-row>
        <table:table-row table:style-name="ro1">
          <table:table-cell office:value-type="float" office:value="1600410062" calcext:value-type="float">
            <text:p>16004100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07</text:p>
          </table:table-cell>
          <table:table-cell office:value-type="string" calcext:value-type="string">
            <text:p>PRODUCAO ACADEMICO CIENTIF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DRIANO DE SOUZA</text:p>
          </table:table-cell>
        </table:table-row>
        <table:table-row table:style-name="ro1">
          <table:table-cell office:value-type="float" office:value="1600410062" calcext:value-type="float">
            <text:p>16004100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5</text:p>
          </table:table-cell>
          <table:table-cell office:value-type="string" calcext:value-type="string">
            <text:p>ESTAGIO OBRIGATORI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10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1600410062" calcext:value-type="float">
            <text:p>16004100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49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600410062" calcext:value-type="float">
            <text:p>16004100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9</text:p>
          </table:table-cell>
          <table:table-cell office:value-type="string" calcext:value-type="string">
            <text:p>ATIVIDADES DE PESQUISA</text:p>
          </table:table-cell>
          <table:table-cell/>
          <table:table-cell office:value-type="string" calcext:value-type="string">
            <text:p>60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600410062" calcext:value-type="float">
            <text:p>16004100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33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600410062" calcext:value-type="float">
            <text:p>16004100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20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600410062" calcext:value-type="float">
            <text:p>16004100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50</text:p>
          </table:table-cell>
          <table:table-cell office:value-type="string" calcext:value-type="string">
            <text:p>ATIVIDADES DE ENSINO EM LÍNGUA INGLESA</text:p>
          </table:table-cell>
          <table:table-cell/>
          <table:table-cell office:value-type="string" calcext:value-type="string">
            <text:p>10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0410655" calcext:value-type="float">
            <text:p>180041065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0171</text:p>
          </table:table-cell>
          <table:table-cell office:value-type="string" calcext:value-type="string">
            <text:p>ELETRICIDADE APLIC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PABLO FERNANDO SOARDI COSTA</text:p>
          </table:table-cell>
        </table:table-row>
        <table:table-row table:style-name="ro1">
          <table:table-cell office:value-type="float" office:value="1800410655" calcext:value-type="float">
            <text:p>180041065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3</text:p>
          </table:table-cell>
          <table:table-cell office:value-type="string" calcext:value-type="string">
            <text:p>TRABALHO DE CONCLUSAO DE CURSO 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8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1800410655" calcext:value-type="float">
            <text:p>180041065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90</text:p>
          </table:table-cell>
          <table:table-cell office:value-type="string" calcext:value-type="string">
            <text:p>TOPICOS ESPECIAIS EM COMPUTACAO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1800410655" calcext:value-type="float">
            <text:p>180041065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21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0410655" calcext:value-type="float">
            <text:p>180041065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9</text:p>
          </table:table-cell>
          <table:table-cell office:value-type="string" calcext:value-type="string">
            <text:p>ATIVIDADES DE PESQUISA</text:p>
          </table:table-cell>
          <table:table-cell/>
          <table:table-cell office:value-type="string" calcext:value-type="string">
            <text:p>18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0410655" calcext:value-type="float">
            <text:p>180041065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28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0410655" calcext:value-type="float">
            <text:p>180041065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22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908950783" calcext:value-type="float">
            <text:p>190895078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Total</text:p>
          </table:table-cell>
          <table:table-cell office:value-type="string" calcext:value-type="string">
            <text:p>TRT001</text:p>
          </table:table-cell>
          <table:table-cell office:value-type="string" calcext:value-type="string">
            <text:p>TRANCAMENTO TOTAL</text:p>
          </table:table-cell>
          <table:table-cell table:number-columns-repeated="2"/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4</text:p>
          </table:table-cell>
          <table:table-cell office:value-type="string" calcext:value-type="string">
            <text:p>ESTRUTURA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1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eitamento</text:p>
          </table:table-cell>
          <table:table-cell office:value-type="string" calcext:value-type="string">
            <text:p>BA00107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pensado sem nota</text:p>
          </table:table-cell>
          <table:table-cell office:value-type="float" office:value="17504" calcext:value-type="float">
            <text:p>17504</text:p>
          </table:table-cell>
          <table:table-cell office:value-type="string" calcext:value-type="string">
            <text:p>INTRODUCAO A ARQUITETURA DE COMPUTADO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2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pensado sem nota</text:p>
          </table:table-cell>
          <table:table-cell office:value-type="string" calcext:value-type="string">
            <text:p>BA001073</text:p>
          </table:table-cell>
          <table:table-cell office:value-type="string" calcext:value-type="string">
            <text:p>LABORATORIO DE PROGRAMACAO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pensado se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pensado sem nota</text:p>
          </table:table-cell>
          <table:table-cell office:value-type="string" calcext:value-type="string">
            <text:p>BA010901</text:p>
          </table:table-cell>
          <table:table-cell office:value-type="string" calcext:value-type="string">
            <text:p>FISIC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pensado sem nota</text:p>
          </table:table-cell>
          <table:table-cell office:value-type="string" calcext:value-type="string">
            <text:p>BA011004</text:p>
          </table:table-cell>
          <table:table-cell office:value-type="string" calcext:value-type="string">
            <text:p>CALCULO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pensado sem nota</text:p>
          </table:table-cell>
          <table:table-cell office:value-type="string" calcext:value-type="string">
            <text:p>BA011010</text:p>
          </table:table-cell>
          <table:table-cell office:value-type="string" calcext:value-type="string">
            <text:p>CALCUL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pensado sem nota</text:p>
          </table:table-cell>
          <table:table-cell office:value-type="string" calcext:value-type="string">
            <text:p>BA011015</text:p>
          </table:table-cell>
          <table:table-cell office:value-type="string" calcext:value-type="string">
            <text:p>GEOMETRIA ANALI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pensado sem not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pensado sem nota</text:p>
          </table:table-cell>
          <table:table-cell office:value-type="string" calcext:value-type="string">
            <text:p>BA011736</text:p>
          </table:table-cell>
          <table:table-cell office:value-type="string" calcext:value-type="string">
            <text:p>CIRCUITOS ELETRICOS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6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pensado sem nota</text:p>
          </table:table-cell>
          <table:table-cell office:value-type="string" calcext:value-type="string">
            <text:p>BA017501</text:p>
          </table:table-cell>
          <table:table-cell office:value-type="string" calcext:value-type="string">
            <text:p>ALGORITMOS E PROGRAM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pensado sem nota</text:p>
          </table:table-cell>
          <table:table-cell office:value-type="string" calcext:value-type="string">
            <text:p>BA017505</text:p>
          </table:table-cell>
          <table:table-cell office:value-type="string" calcext:value-type="string">
            <text:p>LOGICA PARA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1259994" calcext:value-type="float">
            <text:p>20012599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pensado sem nota</text:p>
          </table:table-cell>
          <table:table-cell office:value-type="string" calcext:value-type="string">
            <text:p>BA017510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Transferência EX-OFFICIO (amparada em lei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50001638" calcext:value-type="float">
            <text:p>5000163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4</text:p>
          </table:table-cell>
          <table:table-cell office:value-type="string" calcext:value-type="string">
            <text:p>TRABALHO DE CONCLUSAO DE CURSO I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2208951788" calcext:value-type="float">
            <text:p>220895178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9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788" calcext:value-type="float">
            <text:p>220895178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4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1788" calcext:value-type="float">
            <text:p>220895178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5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1788" calcext:value-type="float">
            <text:p>220895178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72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1788" calcext:value-type="float">
            <text:p>220895178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1788" calcext:value-type="float">
            <text:p>220895178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60000594" calcext:value-type="float">
            <text:p>600005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60000594" calcext:value-type="float">
            <text:p>600005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1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91</text:p>
          </table:table-cell>
          <table:table-cell office:value-type="string" calcext:value-type="string">
            <text:p>TOPICOS ESPECIAIS EM COMPUT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60000594" calcext:value-type="float">
            <text:p>600005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6</text:p>
          </table:table-cell>
          <table:table-cell office:value-type="string" calcext:value-type="string">
            <text:p>LABORATORIO DE FISICA I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VALTER ANTONIO FERREIRA</text:p>
          </table:table-cell>
        </table:table-row>
        <table:table-row table:style-name="ro1">
          <table:table-cell office:value-type="float" office:value="60000594" calcext:value-type="float">
            <text:p>600005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8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1908950987" calcext:value-type="float">
            <text:p>19089509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VERSON JONATHA GOMES DA SILVA</text:p>
          </table:table-cell>
        </table:table-row>
        <table:table-row table:style-name="ro1">
          <table:table-cell office:value-type="float" office:value="1908950987" calcext:value-type="float">
            <text:p>19089509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Q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1908950987" calcext:value-type="float">
            <text:p>19089509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05</text:p>
          </table:table-cell>
          <table:table-cell office:value-type="string" calcext:value-type="string">
            <text:p>FISICA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Q11</text:p>
          </table:table-cell>
          <table:table-cell office:value-type="string" calcext:value-type="string">
            <text:p>VALTER ANTONIO FERREIRA</text:p>
          </table:table-cell>
        </table:table-row>
        <table:table-row table:style-name="ro1">
          <table:table-cell office:value-type="float" office:value="1908950987" calcext:value-type="float">
            <text:p>19089509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1908950987" calcext:value-type="float">
            <text:p>19089509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1908950987" calcext:value-type="float">
            <text:p>19089509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7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07</text:p>
          </table:table-cell>
          <table:table-cell office:value-type="string" calcext:value-type="string">
            <text:p>MECANICA G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ESAR ANTONIO MANTOVANI</text:p>
          </table:table-cell>
        </table:table-row>
        <table:table-row table:style-name="ro1">
          <table:table-cell office:value-type="float" office:value="1908950987" calcext:value-type="float">
            <text:p>19089509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1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1908950987" calcext:value-type="float">
            <text:p>19089509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518</text:p>
          </table:table-cell>
          <table:table-cell office:value-type="string" calcext:value-type="string">
            <text:p>LABORATORIO DE QUIMICA G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LISABETE DE AVILA DA SILVA</text:p>
          </table:table-cell>
        </table:table-row>
        <table:table-row table:style-name="ro1">
          <table:table-cell office:value-type="float" office:value="2208950666" calcext:value-type="float">
            <text:p>22089506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0666" calcext:value-type="float">
            <text:p>22089506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0666" calcext:value-type="float">
            <text:p>22089506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666" calcext:value-type="float">
            <text:p>22089506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666" calcext:value-type="float">
            <text:p>22089506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0666" calcext:value-type="float">
            <text:p>22089506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96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51299995" calcext:value-type="float">
            <text:p>5129999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35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7512</text:p>
          </table:table-cell>
          <table:table-cell office:value-type="string" calcext:value-type="string">
            <text:p>ARQUITETURA E ORGANIZACAO DE COMPUTADORES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51299995" calcext:value-type="float">
            <text:p>5129999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3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VERSON JONATHA GOMES DA SILVA</text:p>
          </table:table-cell>
        </table:table-row>
        <table:table-row table:style-name="ro1">
          <table:table-cell office:value-type="float" office:value="51299995" calcext:value-type="float">
            <text:p>5129999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2208951789" calcext:value-type="float">
            <text:p>22089517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1789" calcext:value-type="float">
            <text:p>22089517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789" calcext:value-type="float">
            <text:p>22089517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1789" calcext:value-type="float">
            <text:p>22089517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1789" calcext:value-type="float">
            <text:p>22089517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1789" calcext:value-type="float">
            <text:p>22089517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1908950762" calcext:value-type="float">
            <text:p>19089507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ANDRO HAYATO YMAI</text:p>
          </table:table-cell>
        </table:table-row>
        <table:table-row table:style-name="ro1">
          <table:table-cell office:value-type="float" office:value="1908950762" calcext:value-type="float">
            <text:p>19089507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0171</text:p>
          </table:table-cell>
          <table:table-cell office:value-type="string" calcext:value-type="string">
            <text:p>ELETRICIDADE APLIC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PABLO FERNANDO SOARDI COSTA</text:p>
          </table:table-cell>
        </table:table-row>
        <table:table-row table:style-name="ro1">
          <table:table-cell office:value-type="float" office:value="1908950762" calcext:value-type="float">
            <text:p>190895076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2208951791" calcext:value-type="float">
            <text:p>220895179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8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1791" calcext:value-type="float">
            <text:p>220895179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9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1791" calcext:value-type="float">
            <text:p>220895179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791" calcext:value-type="float">
            <text:p>220895179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1791" calcext:value-type="float">
            <text:p>220895179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1791" calcext:value-type="float">
            <text:p>220895179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108950602" calcext:value-type="float">
            <text:p>210895060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2108950602" calcext:value-type="float">
            <text:p>210895060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74</text:p>
          </table:table-cell>
          <table:table-cell office:value-type="string" calcext:value-type="string">
            <text:p>ESTRUTURA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2108950602" calcext:value-type="float">
            <text:p>210895060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0901</text:p>
          </table:table-cell>
          <table:table-cell office:value-type="string" calcext:value-type="string">
            <text:p>FISIC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RAFAEL KOBATA KIMURA</text:p>
          </table:table-cell>
        </table:table-row>
        <table:table-row table:style-name="ro1">
          <table:table-cell office:value-type="float" office:value="2108950602" calcext:value-type="float">
            <text:p>210895060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7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2108951364" calcext:value-type="float">
            <text:p>21089513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801</text:p>
          </table:table-cell>
          <table:table-cell office:value-type="string" calcext:value-type="string">
            <text:p>DESENHO TECNICO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CRISTIANO CORREA FERREIRA</text:p>
          </table:table-cell>
        </table:table-row>
        <table:table-row table:style-name="ro1">
          <table:table-cell office:value-type="float" office:value="2108951364" calcext:value-type="float">
            <text:p>21089513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02</text:p>
          </table:table-cell>
          <table:table-cell office:value-type="string" calcext:value-type="string">
            <text:p>LABORATORIO DE FISICA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108951364" calcext:value-type="float">
            <text:p>21089513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7518</text:p>
          </table:table-cell>
          <table:table-cell office:value-type="string" calcext:value-type="string">
            <text:p>TECNICAS DIGIT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</text:p>
          </table:table-cell>
        </table:table-row>
        <table:table-row table:style-name="ro1">
          <table:table-cell office:value-type="float" office:value="2108951364" calcext:value-type="float">
            <text:p>21089513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16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01</text:p>
          </table:table-cell>
          <table:table-cell office:value-type="string" calcext:value-type="string">
            <text:p>FISIC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RAFAEL KOBATA KIMURA</text:p>
          </table:table-cell>
        </table:table-row>
        <table:table-row table:style-name="ro1">
          <table:table-cell office:value-type="float" office:value="2108951364" calcext:value-type="float">
            <text:p>21089513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04</text:p>
          </table:table-cell>
          <table:table-cell office:value-type="string" calcext:value-type="string">
            <text:p>CALCULO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RGARIDA MARIA RODRIGUES NEGRAO</text:p>
          </table:table-cell>
        </table:table-row>
        <table:table-row table:style-name="ro1">
          <table:table-cell office:value-type="float" office:value="2108951364" calcext:value-type="float">
            <text:p>21089513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231</text:p>
          </table:table-cell>
          <table:table-cell office:value-type="string" calcext:value-type="string">
            <text:p>MODELAGEM E PROTOTIPAGEM 3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Outros Curso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E11</text:p>
          </table:table-cell>
          <table:table-cell office:value-type="string" calcext:value-type="string">
            <text:p>CRISTIANO CORREA FERREIRA</text:p>
          </table:table-cell>
        </table:table-row>
        <table:table-row table:style-name="ro1">
          <table:table-cell office:value-type="float" office:value="2108951364" calcext:value-type="float">
            <text:p>21089513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01</text:p>
          </table:table-cell>
          <table:table-cell office:value-type="string" calcext:value-type="string">
            <text:p>ALGORITMOS E PROGRAM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CARLOS MICHEL BETEMPS / MILTON ROBERTO HEINEN / SANDRA DUTRA PIOVESAN</text:p>
          </table:table-cell>
        </table:table-row>
        <table:table-row table:style-name="ro1">
          <table:table-cell office:value-type="float" office:value="2208950966" calcext:value-type="float">
            <text:p>22089509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66" calcext:value-type="float">
            <text:p>22089509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0966" calcext:value-type="float">
            <text:p>22089509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0966" calcext:value-type="float">
            <text:p>22089509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0966" calcext:value-type="float">
            <text:p>22089509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966" calcext:value-type="float">
            <text:p>22089509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2080" calcext:value-type="float">
            <text:p>220895208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2080" calcext:value-type="float">
            <text:p>220895208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2080" calcext:value-type="float">
            <text:p>220895208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2080" calcext:value-type="float">
            <text:p>220895208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2080" calcext:value-type="float">
            <text:p>220895208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2080" calcext:value-type="float">
            <text:p>220895208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1790" calcext:value-type="float">
            <text:p>220895179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9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790" calcext:value-type="float">
            <text:p>220895179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02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1790" calcext:value-type="float">
            <text:p>220895179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4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1790" calcext:value-type="float">
            <text:p>220895179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5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1790" calcext:value-type="float">
            <text:p>220895179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1790" calcext:value-type="float">
            <text:p>220895179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108951363" calcext:value-type="float">
            <text:p>21089513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7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74</text:p>
          </table:table-cell>
          <table:table-cell office:value-type="string" calcext:value-type="string">
            <text:p>ESTRUTURA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2108951363" calcext:value-type="float">
            <text:p>21089513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96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0901</text:p>
          </table:table-cell>
          <table:table-cell office:value-type="string" calcext:value-type="string">
            <text:p>FISIC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RAFAEL KOBATA KIMURA</text:p>
          </table:table-cell>
        </table:table-row>
        <table:table-row table:style-name="ro1">
          <table:table-cell office:value-type="float" office:value="2108951363" calcext:value-type="float">
            <text:p>21089513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2</text:p>
          </table:table-cell>
          <table:table-cell office:value-type="string" calcext:value-type="string">
            <text:p>LABORATORIO DE FISICA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108951363" calcext:value-type="float">
            <text:p>21089513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2208950585" calcext:value-type="float">
            <text:p>220895058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1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585" calcext:value-type="float">
            <text:p>220895058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3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0585" calcext:value-type="float">
            <text:p>220895058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4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585" calcext:value-type="float">
            <text:p>220895058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0185</text:p>
          </table:table-cell>
          <table:table-cell office:value-type="string" calcext:value-type="string">
            <text:p>GESTAO DE PROJ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Aproveitamento de Carga Horária</text:p>
          </table:table-cell>
          <table:table-cell/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P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108952333" calcext:value-type="float">
            <text:p>210895233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Total</text:p>
          </table:table-cell>
          <table:table-cell office:value-type="string" calcext:value-type="string">
            <text:p>TRT001</text:p>
          </table:table-cell>
          <table:table-cell office:value-type="string" calcext:value-type="string">
            <text:p>TRANCAMENTO TOTAL</text:p>
          </table:table-cell>
          <table:table-cell table:number-columns-repeated="2"/>
          <table:table-cell office:value-type="string" calcext:value-type="string">
            <text:p>Disciplinas de Outros Curso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1842" calcext:value-type="float">
            <text:p>220895184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1842" calcext:value-type="float">
            <text:p>220895184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1842" calcext:value-type="float">
            <text:p>220895184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842" calcext:value-type="float">
            <text:p>220895184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1842" calcext:value-type="float">
            <text:p>220895184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1842" calcext:value-type="float">
            <text:p>220895184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36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1700420131" calcext:value-type="float">
            <text:p>170042013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1736</text:p>
          </table:table-cell>
          <table:table-cell office:value-type="string" calcext:value-type="string">
            <text:p>CIRCUITOS ELETRICOS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6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E11</text:p>
          </table:table-cell>
          <table:table-cell office:value-type="string" calcext:value-type="string">
            <text:p>CARLOS SONIER CARDOSO DO NASCIMENTO</text:p>
          </table:table-cell>
        </table:table-row>
        <table:table-row table:style-name="ro1">
          <table:table-cell office:value-type="float" office:value="1700420131" calcext:value-type="float">
            <text:p>170042013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5</text:p>
          </table:table-cell>
          <table:table-cell office:value-type="string" calcext:value-type="string">
            <text:p>ESTAGIO OBRIGATORI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10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2108952343" calcext:value-type="float">
            <text:p>210895234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3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108952343" calcext:value-type="float">
            <text:p>210895234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07</text:p>
          </table:table-cell>
          <table:table-cell office:value-type="string" calcext:value-type="string">
            <text:p>PRODUCAO ACADEMICO CIENTIF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DRIANO DE SOUZA</text:p>
          </table:table-cell>
        </table:table-row>
        <table:table-row table:style-name="ro1">
          <table:table-cell office:value-type="float" office:value="2108951446" calcext:value-type="float">
            <text:p>210895144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1505</text:p>
          </table:table-cell>
          <table:table-cell office:value-type="string" calcext:value-type="string">
            <text:p>QUIMICA G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CIO MARQUES MARTINS</text:p>
          </table:table-cell>
        </table:table-row>
        <table:table-row table:style-name="ro1">
          <table:table-cell office:value-type="float" office:value="2108951446" calcext:value-type="float">
            <text:p>210895144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74</text:p>
          </table:table-cell>
          <table:table-cell office:value-type="string" calcext:value-type="string">
            <text:p>ESTRUTURA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2108951446" calcext:value-type="float">
            <text:p>210895144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008952626" calcext:value-type="float">
            <text:p>200895262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Total</text:p>
          </table:table-cell>
          <table:table-cell office:value-type="string" calcext:value-type="string">
            <text:p>TRT001</text:p>
          </table:table-cell>
          <table:table-cell office:value-type="string" calcext:value-type="string">
            <text:p>TRANCAMENTO TOTAL</text:p>
          </table:table-cell>
          <table:table-cell table:number-columns-repeated="2"/>
          <table:table-cell office:value-type="string" calcext:value-type="string">
            <text:p>Disciplinas de Outros Curso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700420111" calcext:value-type="float">
            <text:p>170042011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7512</text:p>
          </table:table-cell>
          <table:table-cell office:value-type="string" calcext:value-type="string">
            <text:p>ARQUITETURA E ORGANIZACAO DE COMPUTADORES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1700420111" calcext:value-type="float">
            <text:p>170042011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4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2108951447" calcext:value-type="float">
            <text:p>210895144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Chamada por Nota do Enem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50001515" calcext:value-type="float">
            <text:p>5000151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50001515" calcext:value-type="float">
            <text:p>5000151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50001515" calcext:value-type="float">
            <text:p>5000151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6</text:p>
          </table:table-cell>
          <table:table-cell office:value-type="string" calcext:value-type="string">
            <text:p>LABORATORIO DE FISICA I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VALTER ANTONIO FERREIRA</text:p>
          </table:table-cell>
        </table:table-row>
        <table:table-row table:style-name="ro1">
          <table:table-cell office:value-type="float" office:value="50001515" calcext:value-type="float">
            <text:p>5000151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5</text:p>
          </table:table-cell>
          <table:table-cell office:value-type="string" calcext:value-type="string">
            <text:p>GEOMETRIA ANALI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LIZANGELA DIAS PEREIRA / FERNANDO LUIS DIAS</text:p>
          </table:table-cell>
        </table:table-row>
        <table:table-row table:style-name="ro1">
          <table:table-cell office:value-type="float" office:value="1908950763" calcext:value-type="float">
            <text:p>19089507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0200</text:p>
          </table:table-cell>
          <table:table-cell office:value-type="string" calcext:value-type="string">
            <text:p>FENOMENOS DE TRANSPOR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ABRIEL HENRIQUE JUSTI</text:p>
          </table:table-cell>
        </table:table-row>
        <table:table-row table:style-name="ro1">
          <table:table-cell office:value-type="float" office:value="1908950763" calcext:value-type="float">
            <text:p>19089507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0171</text:p>
          </table:table-cell>
          <table:table-cell office:value-type="string" calcext:value-type="string">
            <text:p>ELETRICIDADE APLIC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PABLO FERNANDO SOARDI COSTA</text:p>
          </table:table-cell>
        </table:table-row>
        <table:table-row table:style-name="ro1">
          <table:table-cell office:value-type="float" office:value="1908950763" calcext:value-type="float">
            <text:p>19089507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41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5</text:p>
          </table:table-cell>
          <table:table-cell office:value-type="string" calcext:value-type="string">
            <text:p>GEOMETRIA ANALI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LIZANGELA DIAS PEREIRA / FERNANDO LUIS DIAS</text:p>
          </table:table-cell>
        </table:table-row>
        <table:table-row table:style-name="ro1">
          <table:table-cell office:value-type="float" office:value="1908950763" calcext:value-type="float">
            <text:p>19089507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1908950763" calcext:value-type="float">
            <text:p>19089507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4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908950763" calcext:value-type="float">
            <text:p>19089507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1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0410496" calcext:value-type="float">
            <text:p>180041049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200</text:p>
          </table:table-cell>
          <table:table-cell office:value-type="string" calcext:value-type="string">
            <text:p>FENOMENOS DE TRANSPOR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ABRIEL HENRIQUE JUSTI</text:p>
          </table:table-cell>
        </table:table-row>
        <table:table-row table:style-name="ro1">
          <table:table-cell office:value-type="float" office:value="1800410496" calcext:value-type="float">
            <text:p>180041049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4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800410496" calcext:value-type="float">
            <text:p>180041049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2</text:p>
          </table:table-cell>
          <table:table-cell office:value-type="string" calcext:value-type="string">
            <text:p>ANALISE E PROJETO DE ALGORITM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800410496" calcext:value-type="float">
            <text:p>180041049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0122</text:p>
          </table:table-cell>
          <table:table-cell office:value-type="string" calcext:value-type="string">
            <text:p>REDES DE COMPUTADO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ONARDO BIDESE DE PINHO</text:p>
          </table:table-cell>
        </table:table-row>
        <table:table-row table:style-name="ro1">
          <table:table-cell office:value-type="float" office:value="1800410496" calcext:value-type="float">
            <text:p>180041049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07</text:p>
          </table:table-cell>
          <table:table-cell office:value-type="string" calcext:value-type="string">
            <text:p>PRODUCAO ACADEMICO CIENTIF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DRIANO DE SOUZA</text:p>
          </table:table-cell>
        </table:table-row>
        <table:table-row table:style-name="ro1">
          <table:table-cell office:value-type="float" office:value="1800410496" calcext:value-type="float">
            <text:p>180041049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90</text:p>
          </table:table-cell>
          <table:table-cell office:value-type="string" calcext:value-type="string">
            <text:p>TOPICOS ESPECIAIS EM COMPUTACAO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2108952472" calcext:value-type="float">
            <text:p>210895247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2108952472" calcext:value-type="float">
            <text:p>210895247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63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1</text:p>
          </table:table-cell>
          <table:table-cell office:value-type="string" calcext:value-type="string">
            <text:p>FISIC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RAFAEL KOBATA KIMURA</text:p>
          </table:table-cell>
        </table:table-row>
        <table:table-row table:style-name="ro1">
          <table:table-cell office:value-type="float" office:value="2108952472" calcext:value-type="float">
            <text:p>210895247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4</text:p>
          </table:table-cell>
          <table:table-cell office:value-type="string" calcext:value-type="string">
            <text:p>ESTRUTURA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2108952472" calcext:value-type="float">
            <text:p>210895247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1908950764" calcext:value-type="float">
            <text:p>19089507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1908950764" calcext:value-type="float">
            <text:p>19089507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1908950764" calcext:value-type="float">
            <text:p>19089507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1908950764" calcext:value-type="float">
            <text:p>190895076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1518</text:p>
          </table:table-cell>
          <table:table-cell office:value-type="string" calcext:value-type="string">
            <text:p>LABORATORIO DE QUIMICA G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LISABETE DE AVILA DA SILVA</text:p>
          </table:table-cell>
        </table:table-row>
        <table:table-row table:style-name="ro1">
          <table:table-cell office:value-type="float" office:value="2108952517" calcext:value-type="float">
            <text:p>21089525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2108952517" calcext:value-type="float">
            <text:p>21089525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2</text:p>
          </table:table-cell>
          <table:table-cell office:value-type="string" calcext:value-type="string">
            <text:p>ARQUITETURA E ORGANIZACAO DE COMPUTADORES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2108952517" calcext:value-type="float">
            <text:p>21089525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2108952517" calcext:value-type="float">
            <text:p>21089525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2108952517" calcext:value-type="float">
            <text:p>21089525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5</text:p>
          </table:table-cell>
          <table:table-cell office:value-type="string" calcext:value-type="string">
            <text:p>FISICA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VALTER ANTONIO FERREIRA</text:p>
          </table:table-cell>
        </table:table-row>
        <table:table-row table:style-name="ro1">
          <table:table-cell office:value-type="float" office:value="2108952517" calcext:value-type="float">
            <text:p>210895251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2208950967" calcext:value-type="float">
            <text:p>220895096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967" calcext:value-type="float">
            <text:p>220895096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0967" calcext:value-type="float">
            <text:p>220895096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0967" calcext:value-type="float">
            <text:p>220895096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67" calcext:value-type="float">
            <text:p>220895096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92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967" calcext:value-type="float">
            <text:p>220895096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50001391" calcext:value-type="float">
            <text:p>5000139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50001391" calcext:value-type="float">
            <text:p>5000139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1010</text:p>
          </table:table-cell>
          <table:table-cell office:value-type="string" calcext:value-type="string">
            <text:p>CALCUL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GARIDA MARIA RODRIGUES NEGRAO</text:p>
          </table:table-cell>
        </table:table-row>
        <table:table-row table:style-name="ro1">
          <table:table-cell office:value-type="float" office:value="50001391" calcext:value-type="float">
            <text:p>5000139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Total</text:p>
          </table:table-cell>
          <table:table-cell office:value-type="string" calcext:value-type="string">
            <text:p>TRT001</text:p>
          </table:table-cell>
          <table:table-cell office:value-type="string" calcext:value-type="string">
            <text:p>TRANCAMENTO TOTAL</text:p>
          </table:table-cell>
          <table:table-cell table:number-columns-repeated="2"/>
          <table:table-cell office:value-type="string" calcext:value-type="string">
            <text:p>Disciplinas de Outros Cursos</text:p>
          </table:table-cell>
          <table:table-cell/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1300000" calcext:value-type="float">
            <text:p>180130000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4</text:p>
          </table:table-cell>
          <table:table-cell office:value-type="string" calcext:value-type="string">
            <text:p>TRABALHO DE CONCLUSAO DE CURSO I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1801300000" calcext:value-type="float">
            <text:p>180130000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5</text:p>
          </table:table-cell>
          <table:table-cell office:value-type="string" calcext:value-type="string">
            <text:p>ESTAGIO OBRIGATORI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10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1801300000" calcext:value-type="float">
            <text:p>180130000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13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1300000" calcext:value-type="float">
            <text:p>180130000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43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1300000" calcext:value-type="float">
            <text:p>180130000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11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1300000" calcext:value-type="float">
            <text:p>180130000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50</text:p>
          </table:table-cell>
          <table:table-cell office:value-type="string" calcext:value-type="string">
            <text:p>ATIVIDADES DE ENSINO EM LÍNGUA INGLESA</text:p>
          </table:table-cell>
          <table:table-cell/>
          <table:table-cell office:value-type="string" calcext:value-type="string">
            <text:p>10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108951365" calcext:value-type="float">
            <text:p>21089513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2108951365" calcext:value-type="float">
            <text:p>21089513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2108951365" calcext:value-type="float">
            <text:p>21089513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2</text:p>
          </table:table-cell>
          <table:table-cell office:value-type="string" calcext:value-type="string">
            <text:p>ARQUITETURA E ORGANIZACAO DE COMPUTADORES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2108951365" calcext:value-type="float">
            <text:p>21089513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108951365" calcext:value-type="float">
            <text:p>21089513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2108951365" calcext:value-type="float">
            <text:p>21089513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2108951365" calcext:value-type="float">
            <text:p>21089513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10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108951365" calcext:value-type="float">
            <text:p>210895136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4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908952033" calcext:value-type="float">
            <text:p>190895203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Total</text:p>
          </table:table-cell>
          <table:table-cell office:value-type="string" calcext:value-type="string">
            <text:p>TRT001</text:p>
          </table:table-cell>
          <table:table-cell office:value-type="string" calcext:value-type="string">
            <text:p>TRANCAMENTO TOTAL</text:p>
          </table:table-cell>
          <table:table-cell table:number-columns-repeated="2"/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0968" calcext:value-type="float">
            <text:p>22089509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9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0968" calcext:value-type="float">
            <text:p>22089509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0968" calcext:value-type="float">
            <text:p>22089509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68" calcext:value-type="float">
            <text:p>22089509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968" calcext:value-type="float">
            <text:p>22089509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0968" calcext:value-type="float">
            <text:p>22089509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1792" calcext:value-type="float">
            <text:p>220895179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792" calcext:value-type="float">
            <text:p>220895179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1792" calcext:value-type="float">
            <text:p>220895179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1792" calcext:value-type="float">
            <text:p>220895179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1792" calcext:value-type="float">
            <text:p>220895179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6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1792" calcext:value-type="float">
            <text:p>220895179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008951627" calcext:value-type="float">
            <text:p>200895162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Total</text:p>
          </table:table-cell>
          <table:table-cell office:value-type="string" calcext:value-type="string">
            <text:p>TRT001</text:p>
          </table:table-cell>
          <table:table-cell office:value-type="string" calcext:value-type="string">
            <text:p>TRANCAMENTO TOTAL</text:p>
          </table:table-cell>
          <table:table-cell table:number-columns-repeated="2"/>
          <table:table-cell office:value-type="string" calcext:value-type="string">
            <text:p>Disciplinas de Outros Curso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2599" calcext:value-type="float">
            <text:p>220895259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2599" calcext:value-type="float">
            <text:p>220895259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2599" calcext:value-type="float">
            <text:p>220895259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2599" calcext:value-type="float">
            <text:p>220895259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pensado sem nota</text:p>
          </table:table-cell>
          <table:table-cell office:value-type="string" calcext:value-type="string">
            <text:p>BA001442</text:p>
          </table:table-cell>
          <table:table-cell office:value-type="string" calcext:value-type="string">
            <text:p>FUNDAMENTOS DE FISICA 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5.00</text:p>
          </table:table-cell>
          <table:table-cell office:value-type="string" calcext:value-type="string">
            <text:p>4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2599" calcext:value-type="float">
            <text:p>220895259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2599" calcext:value-type="float">
            <text:p>220895259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2599" calcext:value-type="float">
            <text:p>220895259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1909050648" calcext:value-type="float">
            <text:p>190905064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39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7512</text:p>
          </table:table-cell>
          <table:table-cell office:value-type="string" calcext:value-type="string">
            <text:p>ARQUITETURA E ORGANIZACAO DE COMPUTADORES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SC - Portador de Diplom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1909050648" calcext:value-type="float">
            <text:p>190905064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5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Portador de Diplom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908950785" calcext:value-type="float">
            <text:p>190895078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Total</text:p>
          </table:table-cell>
          <table:table-cell office:value-type="string" calcext:value-type="string">
            <text:p>TRT001</text:p>
          </table:table-cell>
          <table:table-cell office:value-type="string" calcext:value-type="string">
            <text:p>TRANCAMENTO TOTAL</text:p>
          </table:table-cell>
          <table:table-cell table:number-columns-repeated="2"/>
          <table:table-cell office:value-type="string" calcext:value-type="string">
            <text:p>Disciplinas de Outros Curso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40001641" calcext:value-type="float">
            <text:p>4000164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91</text:p>
          </table:table-cell>
          <table:table-cell office:value-type="string" calcext:value-type="string">
            <text:p>TOPICOS ESPECIAIS EM COMPUT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40001641" calcext:value-type="float">
            <text:p>4000164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6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200</text:p>
          </table:table-cell>
          <table:table-cell office:value-type="string" calcext:value-type="string">
            <text:p>FENOMENOS DE TRANSPOR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ABRIEL HENRIQUE JUSTI</text:p>
          </table:table-cell>
        </table:table-row>
        <table:table-row table:style-name="ro1">
          <table:table-cell office:value-type="float" office:value="40001641" calcext:value-type="float">
            <text:p>4000164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0122</text:p>
          </table:table-cell>
          <table:table-cell office:value-type="string" calcext:value-type="string">
            <text:p>REDES DE COMPUTADO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ONARDO BIDESE DE PINHO</text:p>
          </table:table-cell>
        </table:table-row>
        <table:table-row table:style-name="ro1">
          <table:table-cell office:value-type="float" office:value="40001641" calcext:value-type="float">
            <text:p>4000164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600409998" calcext:value-type="float">
            <text:p>160040999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84</text:p>
          </table:table-cell>
          <table:table-cell office:value-type="string" calcext:value-type="string">
            <text:p>TRABALHO DE CONCLUSAO DE CURSO I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1600409998" calcext:value-type="float">
            <text:p>160040999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9</text:p>
          </table:table-cell>
          <table:table-cell office:value-type="string" calcext:value-type="string">
            <text:p>ATIVIDADES DE PESQUISA</text:p>
          </table:table-cell>
          <table:table-cell/>
          <table:table-cell office:value-type="string" calcext:value-type="string">
            <text:p>20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908950786" calcext:value-type="float">
            <text:p>190895078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1908950786" calcext:value-type="float">
            <text:p>190895078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1600420283" calcext:value-type="float">
            <text:p>160042028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4</text:p>
          </table:table-cell>
          <table:table-cell office:value-type="string" calcext:value-type="string">
            <text:p>TRABALHO DE CONCLUSAO DE CURSO I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1600420283" calcext:value-type="float">
            <text:p>160042028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2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1793" calcext:value-type="float">
            <text:p>220895179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ciplina Não Concluíd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1793" calcext:value-type="float">
            <text:p>220895179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ciplina Não Concluíd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793" calcext:value-type="float">
            <text:p>220895179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ciplina Não Concluíd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1793" calcext:value-type="float">
            <text:p>220895179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ciplina Não Concluíd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1793" calcext:value-type="float">
            <text:p>220895179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ciplina Não Concluíd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1793" calcext:value-type="float">
            <text:p>220895179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ciplina Não Concluíd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510" calcext:value-type="float">
            <text:p>220895051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SC - Portador de Diplom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0510" calcext:value-type="float">
            <text:p>220895051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72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SC - Portador de Diplom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510" calcext:value-type="float">
            <text:p>220895051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0185</text:p>
          </table:table-cell>
          <table:table-cell office:value-type="string" calcext:value-type="string">
            <text:p>GESTAO DE PROJ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Aproveitamento de Carga Horária</text:p>
          </table:table-cell>
          <table:table-cell/>
          <table:table-cell office:value-type="string" calcext:value-type="string">
            <text:p>PSC - Portador de Diplom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P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1600420252" calcext:value-type="float">
            <text:p>160042025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84</text:p>
          </table:table-cell>
          <table:table-cell office:value-type="string" calcext:value-type="string">
            <text:p>TRABALHO DE CONCLUSAO DE CURSO I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1600420252" calcext:value-type="float">
            <text:p>160042025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1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122</text:p>
          </table:table-cell>
          <table:table-cell office:value-type="string" calcext:value-type="string">
            <text:p>REDES DE COMPUTADO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ONARDO BIDESE DE PINHO</text:p>
          </table:table-cell>
        </table:table-row>
        <table:table-row table:style-name="ro1">
          <table:table-cell office:value-type="float" office:value="60001170" calcext:value-type="float">
            <text:p>6000117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2</text:p>
          </table:table-cell>
          <table:table-cell office:value-type="string" calcext:value-type="string">
            <text:p>ANALISE E PROJETO DE ALGORITM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60001170" calcext:value-type="float">
            <text:p>6000117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21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60001170" calcext:value-type="float">
            <text:p>6000117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9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50001072" calcext:value-type="float">
            <text:p>5000107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1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ANDRO HAYATO YMAI</text:p>
          </table:table-cell>
        </table:table-row>
        <table:table-row table:style-name="ro1">
          <table:table-cell office:value-type="float" office:value="50001072" calcext:value-type="float">
            <text:p>5000107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50001072" calcext:value-type="float">
            <text:p>5000107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11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50001072" calcext:value-type="float">
            <text:p>5000107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1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50001072" calcext:value-type="float">
            <text:p>5000107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1091</text:p>
          </table:table-cell>
          <table:table-cell office:value-type="string" calcext:value-type="string">
            <text:p>TOPICOS ESPECIAIS EM COMPUT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20001302" calcext:value-type="float">
            <text:p>2000130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4</text:p>
          </table:table-cell>
          <table:table-cell office:value-type="string" calcext:value-type="string">
            <text:p>TRABALHO DE CONCLUSAO DE CURSO I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2208952081" calcext:value-type="float">
            <text:p>220895208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2081" calcext:value-type="float">
            <text:p>220895208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2081" calcext:value-type="float">
            <text:p>220895208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2081" calcext:value-type="float">
            <text:p>220895208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2081" calcext:value-type="float">
            <text:p>220895208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2081" calcext:value-type="float">
            <text:p>220895208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50000271" calcext:value-type="float">
            <text:p>5000027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84</text:p>
          </table:table-cell>
          <table:table-cell office:value-type="string" calcext:value-type="string">
            <text:p>TRABALHO DE CONCLUSAO DE CURSO I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2108950755" calcext:value-type="float">
            <text:p>210895075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2108950755" calcext:value-type="float">
            <text:p>210895075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801</text:p>
          </table:table-cell>
          <table:table-cell office:value-type="string" calcext:value-type="string">
            <text:p>DESENHO TECNICO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RANCISCO RIPOLI FILHO</text:p>
          </table:table-cell>
        </table:table-row>
        <table:table-row table:style-name="ro1">
          <table:table-cell office:value-type="float" office:value="2108950755" calcext:value-type="float">
            <text:p>210895075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7518</text:p>
          </table:table-cell>
          <table:table-cell office:value-type="string" calcext:value-type="string">
            <text:p>TECNICAS DIGIT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</text:p>
          </table:table-cell>
        </table:table-row>
        <table:table-row table:style-name="ro1">
          <table:table-cell office:value-type="float" office:value="2108950755" calcext:value-type="float">
            <text:p>210895075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2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60001171" calcext:value-type="float">
            <text:p>6000117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84</text:p>
          </table:table-cell>
          <table:table-cell office:value-type="string" calcext:value-type="string">
            <text:p>TRABALHO DE CONCLUSAO DE CURSO I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60001171" calcext:value-type="float">
            <text:p>6000117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Matrícula</text:p>
          </table:table-cell>
          <table:table-cell office:value-type="string" calcext:value-type="string">
            <text:p>BA001085</text:p>
          </table:table-cell>
          <table:table-cell office:value-type="string" calcext:value-type="string">
            <text:p>ESTAGIO OBRIGATORI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10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2008952629" calcext:value-type="float">
            <text:p>200895262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6</text:p>
          </table:table-cell>
          <table:table-cell office:value-type="string" calcext:value-type="string">
            <text:p>LABORATORIO DE FISICA I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VALTER ANTONIO FERREIRA</text:p>
          </table:table-cell>
        </table:table-row>
        <table:table-row table:style-name="ro1">
          <table:table-cell office:value-type="float" office:value="2008952629" calcext:value-type="float">
            <text:p>200895262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2008952629" calcext:value-type="float">
            <text:p>200895262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2008952629" calcext:value-type="float">
            <text:p>200895262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518</text:p>
          </table:table-cell>
          <table:table-cell office:value-type="string" calcext:value-type="string">
            <text:p>LABORATORIO DE QUIMICA G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LISABETE DE AVILA DA SILVA</text:p>
          </table:table-cell>
        </table:table-row>
        <table:table-row table:style-name="ro1">
          <table:table-cell office:value-type="float" office:value="2008952629" calcext:value-type="float">
            <text:p>200895262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7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008952629" calcext:value-type="float">
            <text:p>200895262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5</text:p>
          </table:table-cell>
          <table:table-cell office:value-type="string" calcext:value-type="string">
            <text:p>FISICA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VALTER ANTONIO FERREIRA</text:p>
          </table:table-cell>
        </table:table-row>
        <table:table-row table:style-name="ro1">
          <table:table-cell office:value-type="float" office:value="1800420750" calcext:value-type="float">
            <text:p>180042075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28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1</text:p>
          </table:table-cell>
          <table:table-cell office:value-type="string" calcext:value-type="string">
            <text:p>FISIC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RAFAEL KOBATA KIMURA</text:p>
          </table:table-cell>
        </table:table-row>
        <table:table-row table:style-name="ro1">
          <table:table-cell office:value-type="float" office:value="1800420750" calcext:value-type="float">
            <text:p>180042075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1800420750" calcext:value-type="float">
            <text:p>180042075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0</text:p>
          </table:table-cell>
          <table:table-cell office:value-type="string" calcext:value-type="string">
            <text:p>CALCUL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GARIDA MARIA RODRIGUES NEGRAO</text:p>
          </table:table-cell>
        </table:table-row>
        <table:table-row table:style-name="ro1">
          <table:table-cell office:value-type="float" office:value="1800420750" calcext:value-type="float">
            <text:p>180042075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1908950787" calcext:value-type="float">
            <text:p>19089507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1908950787" calcext:value-type="float">
            <text:p>19089507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1908950787" calcext:value-type="float">
            <text:p>19089507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01</text:p>
          </table:table-cell>
          <table:table-cell office:value-type="string" calcext:value-type="string">
            <text:p>FISIC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RAFAEL KOBATA KIMURA</text:p>
          </table:table-cell>
        </table:table-row>
        <table:table-row table:style-name="ro1">
          <table:table-cell office:value-type="float" office:value="1908950787" calcext:value-type="float">
            <text:p>19089507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7518</text:p>
          </table:table-cell>
          <table:table-cell office:value-type="string" calcext:value-type="string">
            <text:p>TECNICAS DIGIT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</text:p>
          </table:table-cell>
        </table:table-row>
        <table:table-row table:style-name="ro1">
          <table:table-cell office:value-type="float" office:value="1908950787" calcext:value-type="float">
            <text:p>190895078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1700420088" calcext:value-type="float">
            <text:p>170042008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83</text:p>
          </table:table-cell>
          <table:table-cell office:value-type="string" calcext:value-type="string">
            <text:p>TRABALHO DE CONCLUSAO DE CURSO 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8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1700420088" calcext:value-type="float">
            <text:p>170042008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4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0907</text:p>
          </table:table-cell>
          <table:table-cell office:value-type="string" calcext:value-type="string">
            <text:p>MECANICA G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8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ESAR ANTONIO MANTOVANI</text:p>
          </table:table-cell>
        </table:table-row>
        <table:table-row table:style-name="ro1">
          <table:table-cell office:value-type="float" office:value="1700420088" calcext:value-type="float">
            <text:p>170042008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518</text:p>
          </table:table-cell>
          <table:table-cell office:value-type="string" calcext:value-type="string">
            <text:p>LABORATORIO DE QUIMICA G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LISABETE DE AVILA DA SILVA</text:p>
          </table:table-cell>
        </table:table-row>
        <table:table-row table:style-name="ro1">
          <table:table-cell office:value-type="float" office:value="1700420088" calcext:value-type="float">
            <text:p>170042008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6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1700420088" calcext:value-type="float">
            <text:p>170042008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1089</text:p>
          </table:table-cell>
          <table:table-cell office:value-type="string" calcext:value-type="string">
            <text:p>SEGURANCA EM INFOR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1843" calcext:value-type="float">
            <text:p>220895184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1843" calcext:value-type="float">
            <text:p>220895184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1843" calcext:value-type="float">
            <text:p>220895184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1843" calcext:value-type="float">
            <text:p>220895184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1843" calcext:value-type="float">
            <text:p>220895184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843" calcext:value-type="float">
            <text:p>220895184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30001530" calcext:value-type="float">
            <text:p>3000153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84</text:p>
          </table:table-cell>
          <table:table-cell office:value-type="string" calcext:value-type="string">
            <text:p>TRABALHO DE CONCLUSAO DE CURSO I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2009050651" calcext:value-type="float">
            <text:p>200905065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9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367</text:p>
          </table:table-cell>
          <table:table-cell office:value-type="string" calcext:value-type="string">
            <text:p>FUNDAMENTOS DE INGLES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Outros Cursos</text:p>
          </table:table-cell>
          <table:table-cell/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LA12</text:p>
          </table:table-cell>
          <table:table-cell office:value-type="string" calcext:value-type="string">
            <text:p>CLARA ZENI CAMARGO DORNELLES</text:p>
          </table:table-cell>
        </table:table-row>
        <table:table-row table:style-name="ro1">
          <table:table-cell office:value-type="float" office:value="2009050651" calcext:value-type="float">
            <text:p>200905065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803</text:p>
          </table:table-cell>
          <table:table-cell office:value-type="string" calcext:value-type="string">
            <text:p>DESENHO TECNIC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Outros Cursos</text:p>
          </table:table-cell>
          <table:table-cell/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P11</text:p>
          </table:table-cell>
          <table:table-cell office:value-type="string" calcext:value-type="string">
            <text:p>ALEXANDRO GULARTE SCHAFER</text:p>
          </table:table-cell>
        </table:table-row>
        <table:table-row table:style-name="ro1">
          <table:table-cell office:value-type="float" office:value="2009050651" calcext:value-type="float">
            <text:p>200905065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009050651" calcext:value-type="float">
            <text:p>200905065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2</text:p>
          </table:table-cell>
          <table:table-cell office:value-type="string" calcext:value-type="string">
            <text:p>PROBABILIDADE E ESTATIS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NICE APARECIDA FONTANA NISXOTA</text:p>
          </table:table-cell>
        </table:table-row>
        <table:table-row table:style-name="ro1">
          <table:table-cell office:value-type="float" office:value="2009050651" calcext:value-type="float">
            <text:p>200905065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2009050651" calcext:value-type="float">
            <text:p>200905065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01</text:p>
          </table:table-cell>
          <table:table-cell office:value-type="string" calcext:value-type="string">
            <text:p>ALGORITMOS E PROGRAM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CARLOS MICHEL BETEMPS / MILTON ROBERTO HEINEN / SANDRA DUTRA PIOVESAN</text:p>
          </table:table-cell>
        </table:table-row>
        <table:table-row table:style-name="ro1">
          <table:table-cell office:value-type="float" office:value="2009050651" calcext:value-type="float">
            <text:p>200905065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12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9050651" calcext:value-type="float">
            <text:p>200905065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1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2006" calcext:value-type="float">
            <text:p>220895200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2006" calcext:value-type="float">
            <text:p>220895200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2006" calcext:value-type="float">
            <text:p>220895200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2006" calcext:value-type="float">
            <text:p>220895200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2006" calcext:value-type="float">
            <text:p>220895200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2006" calcext:value-type="float">
            <text:p>220895200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108950604" calcext:value-type="float">
            <text:p>210895060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2108950604" calcext:value-type="float">
            <text:p>210895060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1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2</text:p>
          </table:table-cell>
          <table:table-cell office:value-type="string" calcext:value-type="string">
            <text:p>ARQUITETURA E ORGANIZACAO DE COMPUTADORES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2108950604" calcext:value-type="float">
            <text:p>210895060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108950604" calcext:value-type="float">
            <text:p>210895060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2108950604" calcext:value-type="float">
            <text:p>210895060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2108950604" calcext:value-type="float">
            <text:p>210895060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2108950604" calcext:value-type="float">
            <text:p>210895060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1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108950604" calcext:value-type="float">
            <text:p>210895060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4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108950604" calcext:value-type="float">
            <text:p>210895060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5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908950766" calcext:value-type="float">
            <text:p>19089507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0122</text:p>
          </table:table-cell>
          <table:table-cell office:value-type="string" calcext:value-type="string">
            <text:p>REDES DE COMPUTADO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ONARDO BIDESE DE PINHO</text:p>
          </table:table-cell>
        </table:table-row>
        <table:table-row table:style-name="ro1">
          <table:table-cell office:value-type="float" office:value="1908950766" calcext:value-type="float">
            <text:p>19089507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0171</text:p>
          </table:table-cell>
          <table:table-cell office:value-type="string" calcext:value-type="string">
            <text:p>ELETRICIDADE APLIC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PABLO FERNANDO SOARDI COSTA</text:p>
          </table:table-cell>
        </table:table-row>
        <table:table-row table:style-name="ro1">
          <table:table-cell office:value-type="float" office:value="1908950766" calcext:value-type="float">
            <text:p>19089507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2</text:p>
          </table:table-cell>
          <table:table-cell office:value-type="string" calcext:value-type="string">
            <text:p>ANALISE E PROJETO DE ALGORITM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908950766" calcext:value-type="float">
            <text:p>19089507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95</text:p>
          </table:table-cell>
          <table:table-cell office:value-type="string" calcext:value-type="string">
            <text:p>EMPREENDEDORISMO E INOV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2208950969" calcext:value-type="float">
            <text:p>220895096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ciplina Não Concluíd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0969" calcext:value-type="float">
            <text:p>220895096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ciplina Não Concluíd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69" calcext:value-type="float">
            <text:p>220895096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ciplina Não Concluíd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0969" calcext:value-type="float">
            <text:p>220895096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ciplina Não Concluíd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0969" calcext:value-type="float">
            <text:p>220895096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ciplina Não Concluíd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969" calcext:value-type="float">
            <text:p>220895096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ciplina Não Concluíd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Cancelament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1800420712" calcext:value-type="float">
            <text:p>180042071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3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800420712" calcext:value-type="float">
            <text:p>180042071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31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ANDRO HAYATO YMAI</text:p>
          </table:table-cell>
        </table:table-row>
        <table:table-row table:style-name="ro1">
          <table:table-cell office:value-type="float" office:value="1800420712" calcext:value-type="float">
            <text:p>180042071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52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1800420712" calcext:value-type="float">
            <text:p>180042071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07</text:p>
          </table:table-cell>
          <table:table-cell office:value-type="string" calcext:value-type="string">
            <text:p>PRODUCAO ACADEMICO CIENTIF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DRIANO DE SOUZA</text:p>
          </table:table-cell>
        </table:table-row>
        <table:table-row table:style-name="ro1">
          <table:table-cell office:value-type="float" office:value="1700420386" calcext:value-type="float">
            <text:p>170042038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4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700420386" calcext:value-type="float">
            <text:p>170042038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5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82</text:p>
          </table:table-cell>
          <table:table-cell office:value-type="string" calcext:value-type="string">
            <text:p>ANALISE E PROJETO DE ALGORITM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700420386" calcext:value-type="float">
            <text:p>170042038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48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2208950971" calcext:value-type="float">
            <text:p>220895097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971" calcext:value-type="float">
            <text:p>220895097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0971" calcext:value-type="float">
            <text:p>220895097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0971" calcext:value-type="float">
            <text:p>220895097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0971" calcext:value-type="float">
            <text:p>220895097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71" calcext:value-type="float">
            <text:p>220895097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2622" calcext:value-type="float">
            <text:p>220895262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2622" calcext:value-type="float">
            <text:p>220895262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2622" calcext:value-type="float">
            <text:p>220895262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2622" calcext:value-type="float">
            <text:p>220895262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2622" calcext:value-type="float">
            <text:p>220895262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2622" calcext:value-type="float">
            <text:p>220895262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40001063" calcext:value-type="float">
            <text:p>400010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200</text:p>
          </table:table-cell>
          <table:table-cell office:value-type="string" calcext:value-type="string">
            <text:p>FENOMENOS DE TRANSPOR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ANA ROSA COSTA MUNIZ</text:p>
          </table:table-cell>
        </table:table-row>
        <table:table-row table:style-name="ro1">
          <table:table-cell office:value-type="float" office:value="40001063" calcext:value-type="float">
            <text:p>4000106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7</text:p>
          </table:table-cell>
          <table:table-cell office:value-type="string" calcext:value-type="string">
            <text:p>MECANICA G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8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ESAR ANTONIO MANTOVANI</text:p>
          </table:table-cell>
        </table:table-row>
        <table:table-row table:style-name="ro1">
          <table:table-cell office:value-type="float" office:value="2108950605" calcext:value-type="float">
            <text:p>210895060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5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1010</text:p>
          </table:table-cell>
          <table:table-cell office:value-type="string" calcext:value-type="string">
            <text:p>CALCUL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GARIDA MARIA RODRIGUES NEGRAO</text:p>
          </table:table-cell>
        </table:table-row>
        <table:table-row table:style-name="ro1">
          <table:table-cell office:value-type="float" office:value="2108950605" calcext:value-type="float">
            <text:p>210895060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4</text:p>
          </table:table-cell>
          <table:table-cell office:value-type="string" calcext:value-type="string">
            <text:p>ESTRUTURA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2108950605" calcext:value-type="float">
            <text:p>210895060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2108950605" calcext:value-type="float">
            <text:p>210895060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38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1</text:p>
          </table:table-cell>
          <table:table-cell office:value-type="string" calcext:value-type="string">
            <text:p>FISIC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RAFAEL KOBATA KIMURA</text:p>
          </table:table-cell>
        </table:table-row>
        <table:table-row table:style-name="ro1">
          <table:table-cell office:value-type="float" office:value="2108952475" calcext:value-type="float">
            <text:p>210895247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2108952475" calcext:value-type="float">
            <text:p>210895247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4</text:p>
          </table:table-cell>
          <table:table-cell office:value-type="string" calcext:value-type="string">
            <text:p>ESTRUTURA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2108952475" calcext:value-type="float">
            <text:p>210895247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108952475" calcext:value-type="float">
            <text:p>210895247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2108952475" calcext:value-type="float">
            <text:p>210895247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18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0667" calcext:value-type="float">
            <text:p>220895066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667" calcext:value-type="float">
            <text:p>220895066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0667" calcext:value-type="float">
            <text:p>220895066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0667" calcext:value-type="float">
            <text:p>220895066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667" calcext:value-type="float">
            <text:p>220895066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0667" calcext:value-type="float">
            <text:p>220895066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8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1908952468" calcext:value-type="float">
            <text:p>19089524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8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908952468" calcext:value-type="float">
            <text:p>19089524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27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ANDRO HAYATO YMAI</text:p>
          </table:table-cell>
        </table:table-row>
        <table:table-row table:style-name="ro1">
          <table:table-cell office:value-type="float" office:value="1908952468" calcext:value-type="float">
            <text:p>19089524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1908952468" calcext:value-type="float">
            <text:p>19089524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1908952468" calcext:value-type="float">
            <text:p>19089524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98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1908952468" calcext:value-type="float">
            <text:p>190895246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9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0976" calcext:value-type="float">
            <text:p>220895097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8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208950976" calcext:value-type="float">
            <text:p>220895097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76" calcext:value-type="float">
            <text:p>220895097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976" calcext:value-type="float">
            <text:p>220895097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WLADIMIR HERNANDEZ FLORES</text:p>
          </table:table-cell>
        </table:table-row>
        <table:table-row table:style-name="ro1">
          <table:table-cell office:value-type="float" office:value="2208950976" calcext:value-type="float">
            <text:p>220895097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OUGLAS MAYER BENTO</text:p>
          </table:table-cell>
        </table:table-row>
        <table:table-row table:style-name="ro1">
          <table:table-cell office:value-type="float" office:value="2208950976" calcext:value-type="float">
            <text:p>220895097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76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1700410289" calcext:value-type="float">
            <text:p>17004102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90</text:p>
          </table:table-cell>
          <table:table-cell office:value-type="string" calcext:value-type="string">
            <text:p>TOPICOS ESPECIAIS EM COMPUTACAO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1700410289" calcext:value-type="float">
            <text:p>17004102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5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82</text:p>
          </table:table-cell>
          <table:table-cell office:value-type="string" calcext:value-type="string">
            <text:p>ANALISE E PROJETO DE ALGORITM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700410289" calcext:value-type="float">
            <text:p>17004102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7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0122</text:p>
          </table:table-cell>
          <table:table-cell office:value-type="string" calcext:value-type="string">
            <text:p>REDES DE COMPUTADO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ONARDO BIDESE DE PINHO</text:p>
          </table:table-cell>
        </table:table-row>
        <table:table-row table:style-name="ro1">
          <table:table-cell office:value-type="float" office:value="1700410289" calcext:value-type="float">
            <text:p>17004102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7</text:p>
          </table:table-cell>
          <table:table-cell office:value-type="string" calcext:value-type="string">
            <text:p>MECANICA G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8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ESAR ANTONIO MANTOVANI</text:p>
          </table:table-cell>
        </table:table-row>
        <table:table-row table:style-name="ro1">
          <table:table-cell office:value-type="float" office:value="1700410289" calcext:value-type="float">
            <text:p>17004102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6</text:p>
          </table:table-cell>
          <table:table-cell office:value-type="string" calcext:value-type="string">
            <text:p>LABORATORIO DE FISICA I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VALTER ANTONIO FERREIRA</text:p>
          </table:table-cell>
        </table:table-row>
        <table:table-row table:style-name="ro1">
          <table:table-cell office:value-type="float" office:value="1700410289" calcext:value-type="float">
            <text:p>17004102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15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700410289" calcext:value-type="float">
            <text:p>17004102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1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0430324" calcext:value-type="float">
            <text:p>18004303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200</text:p>
          </table:table-cell>
          <table:table-cell office:value-type="string" calcext:value-type="string">
            <text:p>FENOMENOS DE TRANSPOR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ANA ROSA COSTA MUNIZ</text:p>
          </table:table-cell>
        </table:table-row>
        <table:table-row table:style-name="ro1">
          <table:table-cell office:value-type="float" office:value="1800430324" calcext:value-type="float">
            <text:p>18004303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800430324" calcext:value-type="float">
            <text:p>18004303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1800430324" calcext:value-type="float">
            <text:p>18004303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98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1800430324" calcext:value-type="float">
            <text:p>18004303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07</text:p>
          </table:table-cell>
          <table:table-cell office:value-type="string" calcext:value-type="string">
            <text:p>PRODUCAO ACADEMICO CIENTIF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DRIANO DE SOUZA</text:p>
          </table:table-cell>
        </table:table-row>
        <table:table-row table:style-name="ro1">
          <table:table-cell office:value-type="float" office:value="1800430324" calcext:value-type="float">
            <text:p>18004303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2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0430324" calcext:value-type="float">
            <text:p>18004303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9</text:p>
          </table:table-cell>
          <table:table-cell office:value-type="string" calcext:value-type="string">
            <text:p>ATIVIDADES DE PESQUISA</text:p>
          </table:table-cell>
          <table:table-cell/>
          <table:table-cell office:value-type="string" calcext:value-type="string">
            <text:p>1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0430324" calcext:value-type="float">
            <text:p>18004303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12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0430324" calcext:value-type="float">
            <text:p>18004303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Dispensado sem nota</text:p>
          </table:table-cell>
          <table:table-cell office:value-type="string" calcext:value-type="string">
            <text:p>BA001367</text:p>
          </table:table-cell>
          <table:table-cell office:value-type="string" calcext:value-type="string">
            <text:p>FUNDAMENTOS DE INGLES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Outros Cursos</text:p>
          </table:table-cell>
          <table:table-cell/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LA12</text:p>
          </table:table-cell>
          <table:table-cell office:value-type="string" calcext:value-type="string">
            <text:p>CLARA ZENI CAMARGO DORNELLES</text:p>
          </table:table-cell>
        </table:table-row>
        <table:table-row table:style-name="ro1">
          <table:table-cell office:value-type="float" office:value="1800430324" calcext:value-type="float">
            <text:p>180043032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1091</text:p>
          </table:table-cell>
          <table:table-cell office:value-type="string" calcext:value-type="string">
            <text:p>TOPICOS ESPECIAIS EM COMPUT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2108951366" calcext:value-type="float">
            <text:p>21089513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2108951366" calcext:value-type="float">
            <text:p>21089513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2108951366" calcext:value-type="float">
            <text:p>21089513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1</text:p>
          </table:table-cell>
          <table:table-cell office:value-type="string" calcext:value-type="string">
            <text:p>FISIC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RAFAEL KOBATA KIMURA</text:p>
          </table:table-cell>
        </table:table-row>
        <table:table-row table:style-name="ro1">
          <table:table-cell office:value-type="float" office:value="2108951366" calcext:value-type="float">
            <text:p>21089513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2108951366" calcext:value-type="float">
            <text:p>210895136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07</text:p>
          </table:table-cell>
          <table:table-cell office:value-type="string" calcext:value-type="string">
            <text:p>PRODUCAO ACADEMICO CIENTIF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LM11</text:p>
          </table:table-cell>
          <table:table-cell office:value-type="string" calcext:value-type="string">
            <text:p>ADRIANO DE SOUZA</text:p>
          </table:table-cell>
        </table:table-row>
        <table:table-row table:style-name="ro1">
          <table:table-cell office:value-type="float" office:value="2208950972" calcext:value-type="float">
            <text:p>220895097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972" calcext:value-type="float">
            <text:p>220895097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72" calcext:value-type="float">
            <text:p>220895097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0972" calcext:value-type="float">
            <text:p>220895097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0972" calcext:value-type="float">
            <text:p>220895097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0972" calcext:value-type="float">
            <text:p>220895097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50000782" calcext:value-type="float">
            <text:p>5000078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2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50000782" calcext:value-type="float">
            <text:p>5000078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5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50000782" calcext:value-type="float">
            <text:p>5000078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85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ANDRO HAYATO YMAI</text:p>
          </table:table-cell>
        </table:table-row>
        <table:table-row table:style-name="ro1">
          <table:table-cell office:value-type="float" office:value="50000782" calcext:value-type="float">
            <text:p>5000078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54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50000782" calcext:value-type="float">
            <text:p>5000078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2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108952518" calcext:value-type="float">
            <text:p>210895251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2108952518" calcext:value-type="float">
            <text:p>210895251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2108952518" calcext:value-type="float">
            <text:p>210895251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2108952518" calcext:value-type="float">
            <text:p>210895251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518</text:p>
          </table:table-cell>
          <table:table-cell office:value-type="string" calcext:value-type="string">
            <text:p>LABORATORIO DE QUIMICA G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LISABETE DE AVILA DA SILVA</text:p>
          </table:table-cell>
        </table:table-row>
        <table:table-row table:style-name="ro1">
          <table:table-cell office:value-type="float" office:value="2108952518" calcext:value-type="float">
            <text:p>210895251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108952518" calcext:value-type="float">
            <text:p>210895251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1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108952518" calcext:value-type="float">
            <text:p>210895251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1800410692" calcext:value-type="float">
            <text:p>180041069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200</text:p>
          </table:table-cell>
          <table:table-cell office:value-type="string" calcext:value-type="string">
            <text:p>FENOMENOS DE TRANSPOR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ABRIEL HENRIQUE JUSTI</text:p>
          </table:table-cell>
        </table:table-row>
        <table:table-row table:style-name="ro1">
          <table:table-cell office:value-type="float" office:value="1800410692" calcext:value-type="float">
            <text:p>180041069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171</text:p>
          </table:table-cell>
          <table:table-cell office:value-type="string" calcext:value-type="string">
            <text:p>ELETRICIDADE APLIC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PABLO FERNANDO SOARDI COSTA</text:p>
          </table:table-cell>
        </table:table-row>
        <table:table-row table:style-name="ro1">
          <table:table-cell office:value-type="float" office:value="1800410692" calcext:value-type="float">
            <text:p>180041069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9</text:p>
          </table:table-cell>
          <table:table-cell office:value-type="string" calcext:value-type="string">
            <text:p>SEGURANCA EM INFOR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1800410692" calcext:value-type="float">
            <text:p>180041069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15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0410692" calcext:value-type="float">
            <text:p>180041069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9</text:p>
          </table:table-cell>
          <table:table-cell office:value-type="string" calcext:value-type="string">
            <text:p>ATIVIDADES DE PESQUISA</text:p>
          </table:table-cell>
          <table:table-cell/>
          <table:table-cell office:value-type="string" calcext:value-type="string">
            <text:p>64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0410692" calcext:value-type="float">
            <text:p>180041069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374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800410692" calcext:value-type="float">
            <text:p>180041069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10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0586" calcext:value-type="float">
            <text:p>220895058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4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586" calcext:value-type="float">
            <text:p>220895058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79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8</text:p>
          </table:table-cell>
          <table:table-cell office:value-type="string" calcext:value-type="string">
            <text:p>TECNICAS DIGIT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Aproveitamento de Carga Horária</text:p>
          </table:table-cell>
          <table:table-cell/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</text:p>
          </table:table-cell>
        </table:table-row>
        <table:table-row table:style-name="ro1">
          <table:table-cell office:value-type="float" office:value="1800410493" calcext:value-type="float">
            <text:p>180041049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83</text:p>
          </table:table-cell>
          <table:table-cell office:value-type="string" calcext:value-type="string">
            <text:p>TRABALHO DE CONCLUSAO DE CURSO 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8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1800410493" calcext:value-type="float">
            <text:p>180041049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5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82</text:p>
          </table:table-cell>
          <table:table-cell office:value-type="string" calcext:value-type="string">
            <text:p>ANALISE E PROJETO DE ALGORITM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800410493" calcext:value-type="float">
            <text:p>180041049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7</text:p>
          </table:table-cell>
          <table:table-cell office:value-type="string" calcext:value-type="string">
            <text:p>MECANICA G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8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ESAR ANTONIO MANTOVANI</text:p>
          </table:table-cell>
        </table:table-row>
        <table:table-row table:style-name="ro1">
          <table:table-cell office:value-type="float" office:value="1800410493" calcext:value-type="float">
            <text:p>180041049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9</text:p>
          </table:table-cell>
          <table:table-cell office:value-type="string" calcext:value-type="string">
            <text:p>SEGURANCA EM INFOR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2600" calcext:value-type="float">
            <text:p>220895260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8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2600" calcext:value-type="float">
            <text:p>220895260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5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2600" calcext:value-type="float">
            <text:p>220895260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3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2600" calcext:value-type="float">
            <text:p>220895260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2600" calcext:value-type="float">
            <text:p>220895260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2600" calcext:value-type="float">
            <text:p>220895260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8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40001127" calcext:value-type="float">
            <text:p>4000112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84</text:p>
          </table:table-cell>
          <table:table-cell office:value-type="string" calcext:value-type="string">
            <text:p>TRABALHO DE CONCLUSAO DE CURSO I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40001127" calcext:value-type="float">
            <text:p>4000112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32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40001127" calcext:value-type="float">
            <text:p>4000112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9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40001127" calcext:value-type="float">
            <text:p>4000112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8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0973" calcext:value-type="float">
            <text:p>220895097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973" calcext:value-type="float">
            <text:p>220895097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0973" calcext:value-type="float">
            <text:p>220895097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73" calcext:value-type="float">
            <text:p>220895097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0973" calcext:value-type="float">
            <text:p>220895097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0973" calcext:value-type="float">
            <text:p>220895097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42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008951632" calcext:value-type="float">
            <text:p>200895163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6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ANDRO HAYATO YMAI</text:p>
          </table:table-cell>
        </table:table-row>
        <table:table-row table:style-name="ro1">
          <table:table-cell office:value-type="float" office:value="2008951632" calcext:value-type="float">
            <text:p>200895163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2008951632" calcext:value-type="float">
            <text:p>200895163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2008951632" calcext:value-type="float">
            <text:p>200895163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07</text:p>
          </table:table-cell>
          <table:table-cell office:value-type="string" calcext:value-type="string">
            <text:p>PRODUCAO ACADEMICO CIENTIF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DRIANO DE SOUZA</text:p>
          </table:table-cell>
        </table:table-row>
        <table:table-row table:style-name="ro1">
          <table:table-cell office:value-type="float" office:value="2008951632" calcext:value-type="float">
            <text:p>200895163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12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2008951632" calcext:value-type="float">
            <text:p>200895163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2108950606" calcext:value-type="float">
            <text:p>210895060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108950606" calcext:value-type="float">
            <text:p>210895060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62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108950606" calcext:value-type="float">
            <text:p>210895060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2108952539" calcext:value-type="float">
            <text:p>210895253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91</text:p>
          </table:table-cell>
          <table:table-cell office:value-type="string" calcext:value-type="string">
            <text:p>TOPICOS ESPECIAIS EM COMPUT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2108952539" calcext:value-type="float">
            <text:p>210895253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2108952539" calcext:value-type="float">
            <text:p>210895253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108952539" calcext:value-type="float">
            <text:p>210895253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Deslig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2108952540" calcext:value-type="float">
            <text:p>210895254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5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108952540" calcext:value-type="float">
            <text:p>210895254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1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2108952540" calcext:value-type="float">
            <text:p>210895254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25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0901</text:p>
          </table:table-cell>
          <table:table-cell office:value-type="string" calcext:value-type="string">
            <text:p>FISIC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RAFAEL KOBATA KIMURA</text:p>
          </table:table-cell>
        </table:table-row>
        <table:table-row table:style-name="ro1">
          <table:table-cell office:value-type="float" office:value="2108952540" calcext:value-type="float">
            <text:p>2108952540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3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Chamada por Nota n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974" calcext:value-type="float">
            <text:p>220895097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0974" calcext:value-type="float">
            <text:p>220895097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0974" calcext:value-type="float">
            <text:p>220895097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0974" calcext:value-type="float">
            <text:p>220895097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4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974" calcext:value-type="float">
            <text:p>220895097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0974" calcext:value-type="float">
            <text:p>220895097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008952698" calcext:value-type="float">
            <text:p>200895269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1015</text:p>
          </table:table-cell>
          <table:table-cell office:value-type="string" calcext:value-type="string">
            <text:p>GEOMETRIA ANALI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LIZANGELA DIAS PEREIRA / FERNANDO LUIS DIAS</text:p>
          </table:table-cell>
        </table:table-row>
        <table:table-row table:style-name="ro1">
          <table:table-cell office:value-type="float" office:value="2008952698" calcext:value-type="float">
            <text:p>200895269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09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7518</text:p>
          </table:table-cell>
          <table:table-cell office:value-type="string" calcext:value-type="string">
            <text:p>TECNICAS DIGIT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</text:p>
          </table:table-cell>
        </table:table-row>
        <table:table-row table:style-name="ro1">
          <table:table-cell office:value-type="float" office:value="2008952698" calcext:value-type="float">
            <text:p>200895269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18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04</text:p>
          </table:table-cell>
          <table:table-cell office:value-type="string" calcext:value-type="string">
            <text:p>CALCULO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P11</text:p>
          </table:table-cell>
          <table:table-cell office:value-type="string" calcext:value-type="string">
            <text:p>FRANCIELI APARECIDA VAZ</text:p>
          </table:table-cell>
        </table:table-row>
        <table:table-row table:style-name="ro1">
          <table:table-cell office:value-type="float" office:value="2008951633" calcext:value-type="float">
            <text:p>200895163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7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2008951633" calcext:value-type="float">
            <text:p>200895163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82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ANDRO HAYATO YMAI</text:p>
          </table:table-cell>
        </table:table-row>
        <table:table-row table:style-name="ro1">
          <table:table-cell office:value-type="float" office:value="2008951633" calcext:value-type="float">
            <text:p>200895163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5712</text:p>
          </table:table-cell>
          <table:table-cell office:value-type="string" calcext:value-type="string">
            <text:p>ECONOMIA INDUS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LAUDIO SONAGLIO ALBANO</text:p>
          </table:table-cell>
        </table:table-row>
        <table:table-row table:style-name="ro1">
          <table:table-cell office:value-type="float" office:value="2008951633" calcext:value-type="float">
            <text:p>200895163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2008951633" calcext:value-type="float">
            <text:p>200895163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2008951633" calcext:value-type="float">
            <text:p>200895163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3607</text:p>
          </table:table-cell>
          <table:table-cell office:value-type="string" calcext:value-type="string">
            <text:p>PRODUCAO ACADEMICO CIENTIF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DRIANO DE SOUZA</text:p>
          </table:table-cell>
        </table:table-row>
        <table:table-row table:style-name="ro1">
          <table:table-cell office:value-type="float" office:value="1801289997" calcext:value-type="float">
            <text:p>180128999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83</text:p>
          </table:table-cell>
          <table:table-cell office:value-type="string" calcext:value-type="string">
            <text:p>TRABALHO DE CONCLUSAO DE CURSO 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8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2108951367" calcext:value-type="float">
            <text:p>210895136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Total</text:p>
          </table:table-cell>
          <table:table-cell office:value-type="string" calcext:value-type="string">
            <text:p>TRT001</text:p>
          </table:table-cell>
          <table:table-cell office:value-type="string" calcext:value-type="string">
            <text:p>TRANCAMENTO TOTAL</text:p>
          </table:table-cell>
          <table:table-cell table:number-columns-repeated="2"/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600410046" calcext:value-type="float">
            <text:p>160041004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91</text:p>
          </table:table-cell>
          <table:table-cell office:value-type="string" calcext:value-type="string">
            <text:p>TOPICOS ESPECIAIS EM COMPUT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1600410046" calcext:value-type="float">
            <text:p>160041004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9</text:p>
          </table:table-cell>
          <table:table-cell office:value-type="string" calcext:value-type="string">
            <text:p>SEGURANCA EM INFOR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1600410046" calcext:value-type="float">
            <text:p>160041004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5</text:p>
          </table:table-cell>
          <table:table-cell office:value-type="string" calcext:value-type="string">
            <text:p>ESTAGIO OBRIGATORI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10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1600410046" calcext:value-type="float">
            <text:p>160041004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40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600410046" calcext:value-type="float">
            <text:p>160041004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9</text:p>
          </table:table-cell>
          <table:table-cell office:value-type="string" calcext:value-type="string">
            <text:p>ATIVIDADES DE PESQUISA</text:p>
          </table:table-cell>
          <table:table-cell/>
          <table:table-cell office:value-type="string" calcext:value-type="string">
            <text:p>60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600410046" calcext:value-type="float">
            <text:p>160041004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6</text:p>
          </table:table-cell>
          <table:table-cell office:value-type="string" calcext:value-type="string">
            <text:p>ATIVIDADES DE EXTENSÃO</text:p>
          </table:table-cell>
          <table:table-cell/>
          <table:table-cell office:value-type="string" calcext:value-type="string">
            <text:p>30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600410046" calcext:value-type="float">
            <text:p>160041004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12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600410046" calcext:value-type="float">
            <text:p>160041004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50</text:p>
          </table:table-cell>
          <table:table-cell office:value-type="string" calcext:value-type="string">
            <text:p>ATIVIDADES DE ENSINO EM LÍNGUA INGLESA</text:p>
          </table:table-cell>
          <table:table-cell/>
          <table:table-cell office:value-type="string" calcext:value-type="string">
            <text:p>10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Formad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208950975" calcext:value-type="float">
            <text:p>220895097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0975" calcext:value-type="float">
            <text:p>220895097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0975" calcext:value-type="float">
            <text:p>220895097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0975" calcext:value-type="float">
            <text:p>220895097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2208950975" calcext:value-type="float">
            <text:p>220895097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0975" calcext:value-type="float">
            <text:p>2208950975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1908950991" calcext:value-type="float">
            <text:p>190895099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Cancel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1908950991" calcext:value-type="float">
            <text:p>190895099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Cancel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1908950991" calcext:value-type="float">
            <text:p>190895099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3607</text:p>
          </table:table-cell>
          <table:table-cell office:value-type="string" calcext:value-type="string">
            <text:p>PRODUCAO ACADEMICO CIENTIF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Chamada Regular</text:p>
          </table:table-cell>
          <table:table-cell office:value-type="string" calcext:value-type="string">
            <text:p>Cancelament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DRIANO DE SOUZA</text:p>
          </table:table-cell>
        </table:table-row>
        <table:table-row table:style-name="ro1">
          <table:table-cell office:value-type="float" office:value="1701299997" calcext:value-type="float">
            <text:p>170129999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701299997" calcext:value-type="float">
            <text:p>170129999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33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2</text:p>
          </table:table-cell>
          <table:table-cell office:value-type="string" calcext:value-type="string">
            <text:p>ARQUITETURA E ORGANIZACAO DE COMPUTADORES I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SC - Reopção de curs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BRUNO SILVEIRA NEVES</text:p>
          </table:table-cell>
        </table:table-row>
        <table:table-row table:style-name="ro1">
          <table:table-cell office:value-type="float" office:value="2008953369" calcext:value-type="float">
            <text:p>200895336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0200</text:p>
          </table:table-cell>
          <table:table-cell office:value-type="string" calcext:value-type="string">
            <text:p>FENOMENOS DE TRANSPOR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ANA ROSA COSTA MUNIZ</text:p>
          </table:table-cell>
        </table:table-row>
        <table:table-row table:style-name="ro1">
          <table:table-cell office:value-type="float" office:value="2008953369" calcext:value-type="float">
            <text:p>200895336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2</text:p>
          </table:table-cell>
          <table:table-cell office:value-type="string" calcext:value-type="string">
            <text:p>ANALISE E PROJETO DE ALGORITM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2008953369" calcext:value-type="float">
            <text:p>200895336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7</text:p>
          </table:table-cell>
          <table:table-cell office:value-type="string" calcext:value-type="string">
            <text:p>MECANICA G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8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Q11</text:p>
          </table:table-cell>
          <table:table-cell office:value-type="string" calcext:value-type="string">
            <text:p>CRISTINE MACHADO SCHWANKE</text:p>
          </table:table-cell>
        </table:table-row>
        <table:table-row table:style-name="ro1">
          <table:table-cell office:value-type="float" office:value="2008953369" calcext:value-type="float">
            <text:p>200895336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2008953369" calcext:value-type="float">
            <text:p>200895336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9</text:p>
          </table:table-cell>
          <table:table-cell office:value-type="string" calcext:value-type="string">
            <text:p>SEGURANCA EM INFOR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008953369" calcext:value-type="float">
            <text:p>200895336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0949</text:p>
          </table:table-cell>
          <table:table-cell office:value-type="string" calcext:value-type="string">
            <text:p>LIB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SC - Trasnferência Voluntária (oriundo de outra Instituição)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RE DANIEL PAIXAO</text:p>
          </table:table-cell>
        </table:table-row>
        <table:table-row table:style-name="ro1">
          <table:table-cell office:value-type="float" office:value="30001673" calcext:value-type="float">
            <text:p>30001673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5</text:p>
          </table:table-cell>
          <table:table-cell office:value-type="string" calcext:value-type="string">
            <text:p>ESTAGIO OBRIGATORI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10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O DA SILVA CAMARGO</text:p>
          </table:table-cell>
        </table:table-row>
        <table:table-row table:style-name="ro1">
          <table:table-cell office:value-type="float" office:value="50001401" calcext:value-type="float">
            <text:p>5000140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1736</text:p>
          </table:table-cell>
          <table:table-cell office:value-type="string" calcext:value-type="string">
            <text:p>CIRCUITOS ELETRICOS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6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E11</text:p>
          </table:table-cell>
          <table:table-cell office:value-type="string" calcext:value-type="string">
            <text:p>CARLOS SONIER CARDOSO DO NASCIMENTO</text:p>
          </table:table-cell>
        </table:table-row>
        <table:table-row table:style-name="ro1">
          <table:table-cell office:value-type="float" office:value="50001401" calcext:value-type="float">
            <text:p>5000140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7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50001401" calcext:value-type="float">
            <text:p>50001401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6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EM - Exame Nacional do Ensino Médio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700430316" calcext:value-type="float">
            <text:p>170043031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83</text:p>
          </table:table-cell>
          <table:table-cell office:value-type="string" calcext:value-type="string">
            <text:p>TRABALHO DE CONCLUSAO DE CURSO 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8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1700430316" calcext:value-type="float">
            <text:p>170043031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0200</text:p>
          </table:table-cell>
          <table:table-cell office:value-type="string" calcext:value-type="string">
            <text:p>FENOMENOS DE TRANSPOR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ABRIEL HENRIQUE JUSTI</text:p>
          </table:table-cell>
        </table:table-row>
        <table:table-row table:style-name="ro1">
          <table:table-cell office:value-type="float" office:value="1700430316" calcext:value-type="float">
            <text:p>170043031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89</text:p>
          </table:table-cell>
          <table:table-cell office:value-type="string" calcext:value-type="string">
            <text:p>SEGURANCA EM INFOR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1700430316" calcext:value-type="float">
            <text:p>170043031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47</text:p>
          </table:table-cell>
          <table:table-cell office:value-type="string" calcext:value-type="string">
            <text:p>ATIVIDADES CULTURAIS</text:p>
          </table:table-cell>
          <table:table-cell/>
          <table:table-cell office:value-type="string" calcext:value-type="string">
            <text:p>3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700430316" calcext:value-type="float">
            <text:p>170043031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50</text:p>
          </table:table-cell>
          <table:table-cell office:value-type="string" calcext:value-type="string">
            <text:p>ATIVIDADES DE ENSINO EM LÍNGUA INGLESA</text:p>
          </table:table-cell>
          <table:table-cell/>
          <table:table-cell office:value-type="string" calcext:value-type="string">
            <text:p>10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008953452" calcext:value-type="float">
            <text:p>2008953452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Total</text:p>
          </table:table-cell>
          <table:table-cell office:value-type="string" calcext:value-type="string">
            <text:p>TRT001</text:p>
          </table:table-cell>
          <table:table-cell office:value-type="string" calcext:value-type="string">
            <text:p>TRANCAMENTO TOTAL</text:p>
          </table:table-cell>
          <table:table-cell table:number-columns-repeated="2"/>
          <table:table-cell office:value-type="string" calcext:value-type="string">
            <text:p>1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108952476" calcext:value-type="float">
            <text:p>210895247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2.2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108952476" calcext:value-type="float">
            <text:p>210895247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2108952476" calcext:value-type="float">
            <text:p>210895247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2108952476" calcext:value-type="float">
            <text:p>210895247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2108952476" calcext:value-type="float">
            <text:p>210895247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1600420284" calcext:value-type="float">
            <text:p>160042028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79</text:p>
          </table:table-cell>
          <table:table-cell office:value-type="string" calcext:value-type="string">
            <text:p>LINGUAGENS FORM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A PAULA LUDTKE FERREIRA</text:p>
          </table:table-cell>
        </table:table-row>
        <table:table-row table:style-name="ro1">
          <table:table-cell office:value-type="float" office:value="1600420284" calcext:value-type="float">
            <text:p>160042028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17515</text:p>
          </table:table-cell>
          <table:table-cell office:value-type="string" calcext:value-type="string">
            <text:p>SISTEMAS OPERACION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1600420284" calcext:value-type="float">
            <text:p>160042028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8</text:p>
          </table:table-cell>
          <table:table-cell office:value-type="string" calcext:value-type="string">
            <text:p>ENGENHARIA D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</text:p>
          </table:table-cell>
        </table:table-row>
        <table:table-row table:style-name="ro1">
          <table:table-cell office:value-type="float" office:value="1600420284" calcext:value-type="float">
            <text:p>160042028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LEANDRO HAYATO YMAI</text:p>
          </table:table-cell>
        </table:table-row>
        <table:table-row table:style-name="ro1">
          <table:table-cell office:value-type="float" office:value="2108952477" calcext:value-type="float">
            <text:p>210895247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1019</text:p>
          </table:table-cell>
          <table:table-cell office:value-type="string" calcext:value-type="string">
            <text:p>CALCULO 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URO SERGIO GOES NEGRAO</text:p>
          </table:table-cell>
        </table:table-row>
        <table:table-row table:style-name="ro1">
          <table:table-cell office:value-type="float" office:value="2108952477" calcext:value-type="float">
            <text:p>210895247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2108952477" calcext:value-type="float">
            <text:p>210895247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9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4</text:p>
          </table:table-cell>
          <table:table-cell office:value-type="string" calcext:value-type="string">
            <text:p>ESTRUTURA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2108952477" calcext:value-type="float">
            <text:p>210895247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108952477" calcext:value-type="float">
            <text:p>2108952477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Aprovado sem nota</text:p>
          </table:table-cell>
          <table:table-cell office:value-type="string" calcext:value-type="string">
            <text:p>ACG038</text:p>
          </table:table-cell>
          <table:table-cell office:value-type="string" calcext:value-type="string">
            <text:p>ATIVIDADES DE ENSINO</text:p>
          </table:table-cell>
          <table:table-cell/>
          <table:table-cell office:value-type="string" calcext:value-type="string">
            <text:p>5.00</text:p>
          </table:table-cell>
          <table:table-cell office:value-type="string" calcext:value-type="string">
            <text:p>ATIVIDADES COMPLEMENTARES DE GRADUACA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2108951448" calcext:value-type="float">
            <text:p>210895144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5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367</text:p>
          </table:table-cell>
          <table:table-cell office:value-type="string" calcext:value-type="string">
            <text:p>FUNDAMENTOS DE INGLES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Outros Cursos</text:p>
          </table:table-cell>
          <table:table-cell/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LA11</text:p>
          </table:table-cell>
          <table:table-cell office:value-type="string" calcext:value-type="string">
            <text:p>CLARA ZENI CAMARGO DORNELLES</text:p>
          </table:table-cell>
        </table:table-row>
        <table:table-row table:style-name="ro1">
          <table:table-cell office:value-type="float" office:value="2108951448" calcext:value-type="float">
            <text:p>210895144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8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91</text:p>
          </table:table-cell>
          <table:table-cell office:value-type="string" calcext:value-type="string">
            <text:p>TOPICOS ESPECIAIS EM COMPUT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JULIO SARACOL DOMINGUES JUNIOR</text:p>
          </table:table-cell>
        </table:table-row>
        <table:table-row table:style-name="ro1">
          <table:table-cell office:value-type="float" office:value="2108951448" calcext:value-type="float">
            <text:p>210895144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075</text:p>
          </table:table-cell>
          <table:table-cell office:value-type="string" calcext:value-type="string">
            <text:p>LABORATORIO DE PROGRAMACAO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SANDRA DUTRA PIOVESAN</text:p>
          </table:table-cell>
        </table:table-row>
        <table:table-row table:style-name="ro1">
          <table:table-cell office:value-type="float" office:value="2108951448" calcext:value-type="float">
            <text:p>210895144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3</text:p>
          </table:table-cell>
          <table:table-cell office:value-type="string" calcext:value-type="string">
            <text:p>FISICA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E11</text:p>
          </table:table-cell>
          <table:table-cell office:value-type="string" calcext:value-type="string">
            <text:p>DEMETRIUS WILLIAM LIMA</text:p>
          </table:table-cell>
        </table:table-row>
        <table:table-row table:style-name="ro1">
          <table:table-cell office:value-type="float" office:value="2108951448" calcext:value-type="float">
            <text:p>210895144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7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7513</text:p>
          </table:table-cell>
          <table:table-cell office:value-type="string" calcext:value-type="string">
            <text:p>PESQUISA E CLASSIFICACAO DE DAD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MILTON ROBERTO HEINEN</text:p>
          </table:table-cell>
        </table:table-row>
        <table:table-row table:style-name="ro1">
          <table:table-cell office:value-type="float" office:value="2108951448" calcext:value-type="float">
            <text:p>2108951448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8.2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10904</text:p>
          </table:table-cell>
          <table:table-cell office:value-type="string" calcext:value-type="string">
            <text:p>LABORATORIO DE FI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amada por Nota do Enem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RCIA MARIA LUCCHESE</text:p>
          </table:table-cell>
        </table:table-row>
        <table:table-row table:style-name="ro1">
          <table:table-cell office:value-type="float" office:value="1700420126" calcext:value-type="float">
            <text:p>170042012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0118</text:p>
          </table:table-cell>
          <table:table-cell office:value-type="string" calcext:value-type="string">
            <text:p>EQUACOES DIFERENC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5º SEMESTR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VERSON JONATHA GOMES DA SILVA</text:p>
          </table:table-cell>
        </table:table-row>
        <table:table-row table:style-name="ro1">
          <table:table-cell office:value-type="float" office:value="1700420126" calcext:value-type="float">
            <text:p>170042012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1700420126" calcext:value-type="float">
            <text:p>170042012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93</text:p>
          </table:table-cell>
          <table:table-cell office:value-type="string" calcext:value-type="string">
            <text:p>FUNDAMENTOS DE 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9º SEMESTR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IO MARCELLO RECART DA SILVEIRA</text:p>
          </table:table-cell>
        </table:table-row>
        <table:table-row table:style-name="ro1">
          <table:table-cell office:value-type="float" office:value="1700420126" calcext:value-type="float">
            <text:p>170042012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1012</text:p>
          </table:table-cell>
          <table:table-cell office:value-type="string" calcext:value-type="string">
            <text:p>PROBABILIDADE E ESTATIS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4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bandon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DENICE APARECIDA FONTANA NISXOTA</text:p>
          </table:table-cell>
        </table:table-row>
        <table:table-row table:style-name="ro1">
          <table:table-cell office:value-type="float" office:value="2008951634" calcext:value-type="float">
            <text:p>200895163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Total</text:p>
          </table:table-cell>
          <table:table-cell office:value-type="string" calcext:value-type="string">
            <text:p>TRT001</text:p>
          </table:table-cell>
          <table:table-cell office:value-type="string" calcext:value-type="string">
            <text:p>TRANCAMENTO TOTAL</text:p>
          </table:table-cell>
          <table:table-cell table:number-columns-repeated="2"/>
          <table:table-cell office:value-type="string" calcext:value-type="string">
            <text:p>Disciplinas de Outros Cursos</text:p>
          </table:table-cell>
          <table:table-cell/>
          <table:table-cell office:value-type="string" calcext:value-type="string">
            <text:p>Sisu - Chamada Regular</text:p>
          </table:table-cell>
          <table:table-cell office:value-type="string" calcext:value-type="string">
            <text:p>Transferência voluntária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enharia de Computação</text:p>
          </table:table-cell>
          <table:table-cell table:number-columns-repeated="2"/>
        </table:table-row>
        <table:table-row table:style-name="ro1">
          <table:table-cell office:value-type="float" office:value="1908950789" calcext:value-type="float">
            <text:p>19089507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CARLOS MICHEL BETEMPS / LEONARDO BIDESE DE PINHO</text:p>
          </table:table-cell>
        </table:table-row>
        <table:table-row table:style-name="ro1">
          <table:table-cell office:value-type="float" office:value="1908950789" calcext:value-type="float">
            <text:p>19089507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Disciplinas de Currículos Anteriores</text:p>
          </table:table-cell>
          <table:table-cell/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1908950789" calcext:value-type="float">
            <text:p>1908950789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16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10901</text:p>
          </table:table-cell>
          <table:table-cell office:value-type="string" calcext:value-type="string">
            <text:p>FISICA 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2º SEMESTR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RAFAEL KOBATA KIMURA</text:p>
          </table:table-cell>
        </table:table-row>
        <table:table-row table:style-name="ro1">
          <table:table-cell office:value-type="float" office:value="2208951794" calcext:value-type="float">
            <text:p>22089517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4.3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430</text:p>
          </table:table-cell>
          <table:table-cell office:value-type="string" calcext:value-type="string">
            <text:p>ELEMENTOS DE FIS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ROSANA CAVALCANTI MAIA SANTOS</text:p>
          </table:table-cell>
        </table:table-row>
        <table:table-row table:style-name="ro1">
          <table:table-cell office:value-type="float" office:value="2208951794" calcext:value-type="float">
            <text:p>22089517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1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32</text:p>
          </table:table-cell>
          <table:table-cell office:value-type="string" calcext:value-type="string">
            <text:p>ELEMENTOS DE MATE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ANDERSON LUIS JESKE BIHAIN</text:p>
          </table:table-cell>
        </table:table-row>
        <table:table-row table:style-name="ro1">
          <table:table-cell office:value-type="float" office:value="2208951794" calcext:value-type="float">
            <text:p>22089517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22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2</text:p>
          </table:table-cell>
          <table:table-cell office:value-type="string" calcext:value-type="string">
            <text:p>INTRODUCAO A ENGENHARIA DE COMPUTA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FABIO LUIS LIVI RAMOS / SANDRO DA SILVA CAMARGO</text:p>
          </table:table-cell>
        </table:table-row>
        <table:table-row table:style-name="ro1">
          <table:table-cell office:value-type="float" office:value="2208951794" calcext:value-type="float">
            <text:p>22089517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6.6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1</text:p>
          </table:table-cell>
          <table:table-cell office:value-type="string" calcext:value-type="string">
            <text:p>FUNDAMENTOS DE HARDWARE E SOFTW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2208951794" calcext:value-type="float">
            <text:p>22089517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3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653</text:p>
          </table:table-cell>
          <table:table-cell office:value-type="string" calcext:value-type="string">
            <text:p>GESTAO DE PROJETOS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VELISE PEREIRA FERREIRA</text:p>
          </table:table-cell>
        </table:table-row>
        <table:table-row table:style-name="ro1">
          <table:table-cell office:value-type="float" office:value="2208951794" calcext:value-type="float">
            <text:p>2208951794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7.90</text:p>
          </table:table-cell>
          <table:table-cell/>
          <table:table-cell office:value-type="string" calcext:value-type="string">
            <text:p>Aprovado com nota</text:p>
          </table:table-cell>
          <table:table-cell office:value-type="string" calcext:value-type="string">
            <text:p>BA001440</text:p>
          </table:table-cell>
          <table:table-cell office:value-type="string" calcext:value-type="string">
            <text:p>QUIMICA GERAL BA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1º SEMEST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2</text:p>
          </table:table-cell>
          <table:table-cell office:value-type="string" calcext:value-type="string">
            <text:p>DOUGLAS MAYER BENTO / RENATA GIMENEZ SAMPAIO ZOCCHE</text:p>
          </table:table-cell>
        </table:table-row>
        <table:table-row table:style-name="ro1">
          <table:table-cell office:value-type="float" office:value="1800420506" calcext:value-type="float">
            <text:p>180042050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Reprovado com nota</text:p>
          </table:table-cell>
          <table:table-cell office:value-type="string" calcext:value-type="string">
            <text:p>BA001083</text:p>
          </table:table-cell>
          <table:table-cell office:value-type="string" calcext:value-type="string">
            <text:p>TRABALHO DE CONCLUSAO DE CURSO 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8º SEMEST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ERSON ALBERTO LEIRIA NUNES</text:p>
          </table:table-cell>
        </table:table-row>
        <table:table-row table:style-name="ro1">
          <table:table-cell office:value-type="float" office:value="1800420506" calcext:value-type="float">
            <text:p>180042050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office:value-type="string" calcext:value-type="string">
            <text:p>1.00</text:p>
          </table:table-cell>
          <table:table-cell/>
          <table:table-cell office:value-type="string" calcext:value-type="string">
            <text:p>Reprovado por Frequência</text:p>
          </table:table-cell>
          <table:table-cell office:value-type="string" calcext:value-type="string">
            <text:p>BA001089</text:p>
          </table:table-cell>
          <table:table-cell office:value-type="string" calcext:value-type="string">
            <text:p>SEGURANCA EM INFORMA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COMPONENTES CURRICULARES COMPLEMENTAR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ERICO MARCELO HOFF DO AMARAL</text:p>
          </table:table-cell>
        </table:table-row>
        <table:table-row table:style-name="ro1">
          <table:table-cell office:value-type="float" office:value="1800420506" calcext:value-type="float">
            <text:p>1800420506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CURSO DE ENGENHARIA DE COMPUTAÇÃO</text:p>
          </table:table-cell>
          <table:table-cell office:value-type="float" office:value="2017" calcext:value-type="float">
            <text:p>20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. Semestre</text:p>
          </table:table-cell>
          <table:table-cell table:number-columns-repeated="2"/>
          <table:table-cell office:value-type="string" calcext:value-type="string">
            <text:p>Trancamento parcial</text:p>
          </table:table-cell>
          <table:table-cell office:value-type="string" calcext:value-type="string">
            <text:p>BA000200</text:p>
          </table:table-cell>
          <table:table-cell office:value-type="string" calcext:value-type="string">
            <text:p>FENOMENOS DE TRANSPOR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7º SEMESTR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su - Lista de espera</text:p>
          </table:table-cell>
          <table:table-cell office:value-type="string" calcext:value-type="string">
            <text:p>Aluno Regular</text:p>
          </table:table-cell>
          <table:table-cell/>
          <table:table-cell office:value-type="string" calcext:value-type="string">
            <text:p>Engenharia de Computação</text:p>
          </table:table-cell>
          <table:table-cell office:value-type="string" calcext:value-type="string">
            <text:p>EC11</text:p>
          </table:table-cell>
          <table:table-cell office:value-type="string" calcext:value-type="string">
            <text:p>GABRIEL HENRIQUE JUSTI</text:p>
          </table:table-cell>
        </table:table-row>
      </table:table>
      <table:named-expressions>
        <table:named-range table:name="HTML_1" table:base-cell-address="$Sheet1.$A$1" table:cell-range-address="$Sheet1.$A$1:.$U$905"/>
        <table:named-range table:name="HTML_all" table:base-cell-address="$Sheet1.$A$1" table:cell-range-address="$Sheet1.$A$1:.$U$905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5T15:31:34.376667480</dc:date>
    <meta:editing-duration>PT7M20S</meta:editing-duration>
    <meta:editing-cycles>1</meta:editing-cycles>
    <meta:document-statistic meta:table-count="1" meta:cell-count="16795" meta:object-count="0"/>
    <meta:generator>LibreOffice/7.3.7.2$Linux_X86_64 LibreOffice_project/30$Build-2</meta:generator>
    <meta:user-defined meta:name="robots">noindex</meta:user-defined>
  </office:meta>
</office:document-meta>
</file>